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197.04pt"/>
    </style:style>
    <style:style style:name="co7" style:family="table-column">
      <style:table-column-properties fo:break-before="auto" style:column-width="605.45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107.55pt"/>
    </style:style>
    <style:style style:name="co11" style:family="table-column">
      <style:table-column-properties fo:break-before="auto" style:column-width="25.71pt"/>
    </style:style>
    <style:style style:name="co12" style:family="table-column">
      <style:table-column-properties fo:break-before="auto" style:column-width="79.74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_output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branch_id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formatted_description</text:p>
          </table:table-cell>
          <table:table-cell office:value-type="string" calcext:value-type="string">
            <text:p>full_description</text:p>
          </table:table-cell>
          <table:table-cell office:value-type="string" calcext:value-type="string">
            <text:p>recipient_name</text:p>
          </table:table-cell>
          <table:table-cell table:style-name="Default" office:value-type="string" calcext:value-type="string">
            <text:p>record_date</text:p>
          </table:table-cell>
          <table:table-cell office:value-type="string" calcext:value-type="string">
            <text:p>source_id_num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ansaction_city</text:p>
          </table:table-cell>
          <table:table-cell table:style-name="Default" office:value-type="string" calcext:value-type="string">
            <text:p>transaction_date</text:p>
          </table:table-cell>
          <table:table-cell office:value-type="string" calcext:value-type="string">
            <text:p>transaction_state</text:p>
          </table:table-cell>
          <table:table-cell office:value-type="string" calcext:value-type="string">
            <text:p>transaction_typ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.15" calcext:value-type="float">
            <text:p>-16.1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ICK-FIL-A #01856</text:p>
          </table:table-cell>
          <table:table-cell office:value-type="string" calcext:value-type="string">
            <text:p>PURCHASE AUTHORIZED ON 05/22 CHICK-FIL-A #01856 CHARLOTTESVIL VA S387142818499539 CARD 2686</text:p>
          </table:table-cell>
          <table:table-cell/>
          <table:table-cell office:value-type="string" calcext:value-type="string">
            <text:p>2017-05-25</text:p>
          </table:table-cell>
          <table:table-cell office:value-type="string" calcext:value-type="string">
            <text:p>S38714281849953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5" calcext:value-type="float">
            <text:p>-4.8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BODOS BAGELS</text:p>
          </table:table-cell>
          <table:table-cell office:value-type="string" calcext:value-type="string">
            <text:p>PURCHASE AUTHORIZED ON 05/23 BODOS BAGELS CHARLOTTESVIL VA S387143392527910 CARD 2686</text:p>
          </table:table-cell>
          <table:table-cell/>
          <table:table-cell office:value-type="string" calcext:value-type="string">
            <text:p>2017-05-24</text:p>
          </table:table-cell>
          <table:table-cell office:value-type="string" calcext:value-type="string">
            <text:p>S3871433925279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6.4" calcext:value-type="float">
            <text:p>-26.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Q *THE BROW HOUSE</text:p>
          </table:table-cell>
          <table:table-cell office:value-type="string" calcext:value-type="string">
            <text:p>PURCHASE AUTHORIZED ON 05/23 SQ *THE BROW HOUSE CHARLOTTESVIL VA S387143487165649 CARD 7300</text:p>
          </table:table-cell>
          <table:table-cell/>
          <table:table-cell office:value-type="string" calcext:value-type="string">
            <text:p>2017-05-24</text:p>
          </table:table-cell>
          <table:table-cell office:value-type="string" calcext:value-type="string">
            <text:p>S38714348716564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5" calcext:value-type="float">
            <text:p>-2.5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Q *GRIT COFFEE BA</text:p>
          </table:table-cell>
          <table:table-cell office:value-type="string" calcext:value-type="string">
            <text:p>PURCHASE AUTHORIZED ON 05/24 SQ *GRIT COFFEE BA CHARLOTTESVIL VA S467144492591250 CARD 7300</text:p>
          </table:table-cell>
          <table:table-cell/>
          <table:table-cell office:value-type="string" calcext:value-type="string">
            <text:p>2017-05-25</text:p>
          </table:table-cell>
          <table:table-cell office:value-type="string" calcext:value-type="string">
            <text:p>S46714449259125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04.51" calcext:value-type="float">
            <text:p>-204.5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OLD NAVY US 6183</text:p>
          </table:table-cell>
          <table:table-cell office:value-type="string" calcext:value-type="string">
            <text:p>PURCHASE AUTHORIZED ON 05/25 OLD NAVY US 6183 CHARLOTTESVIL VA S387145833750621 CARD 7300</text:p>
          </table:table-cell>
          <table:table-cell/>
          <table:table-cell office:value-type="string" calcext:value-type="string">
            <text:p>2017-05-26</text:p>
          </table:table-cell>
          <table:table-cell office:value-type="string" calcext:value-type="string">
            <text:p>S38714583375062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VOLUSPA-RETAIL</text:p>
          </table:table-cell>
          <table:table-cell office:value-type="string" calcext:value-type="string">
            <text:p>PURCHASE AUTHORIZED ON 05/25 VOLUSPA-RETAIL 800-3149989 CA S307145651354969 CARD 7300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3071456513549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00-3149989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0.63" calcext:value-type="float">
            <text:p>-20.6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BARNESNOBLE 1035 Emmet St</text:p>
          </table:table-cell>
          <table:table-cell office:value-type="string" calcext:value-type="string">
            <text:p>PURCHASE AUTHORIZED ON 05/26 BARNESNOBLE 1035 Emmet St harlottesvil VA P00387146582391185 CARD 7300</text:p>
          </table:table-cell>
          <table:table-cell/>
          <table:table-cell office:value-type="string" calcext:value-type="string">
            <text:p>2017-05-26</text:p>
          </table:table-cell>
          <table:table-cell office:value-type="string" calcext:value-type="string">
            <text:p>P0038714658239118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arlottesvil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.85" calcext:value-type="float">
            <text:p>-4.8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BODO'S BAGELS</text:p>
          </table:table-cell>
          <table:table-cell office:value-type="string" calcext:value-type="string">
            <text:p>PURCHASE AUTHORIZED ON 05/26 BODO'S BAGELS CHARLOTTESVIL VA S387146397318460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3871463973184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.03" calcext:value-type="float">
            <text:p>-11.0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MOES ORIGINAL BBQ</text:p>
          </table:table-cell>
          <table:table-cell office:value-type="string" calcext:value-type="string">
            <text:p>PURCHASE AUTHORIZED ON 05/26 MOES ORIGINAL BBQ CHARLOTTESVIL VA S587146599023047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58714659902304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0.02" calcext:value-type="float">
            <text:p>-40.0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WM SUPERC Wal-Mart Sup</text:p>
          </table:table-cell>
          <table:table-cell office:value-type="string" calcext:value-type="string">
            <text:p>PURCHASE AUTHORIZED ON 05/26 WM SUPERC Wal-Mart Sup CHARLOTTESVIL VA P00000000434667736 CARD 7300</text:p>
          </table:table-cell>
          <table:table-cell/>
          <table:table-cell office:value-type="string" calcext:value-type="string">
            <text:p>2017-05-26</text:p>
          </table:table-cell>
          <table:table-cell office:value-type="string" calcext:value-type="string">
            <text:p>P000000004346677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5.23" calcext:value-type="float">
            <text:p>-55.2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NN TAYLOR #994</text:p>
          </table:table-cell>
          <table:table-cell office:value-type="string" calcext:value-type="string">
            <text:p>PURCHASE AUTHORIZED ON 05/27 ANN TAYLOR #994 CHARLOTTESVIL VA P00000000342478887 CARD 7300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P0000000034247888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1.02" calcext:value-type="float">
            <text:p>-101.0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NTHROPOLOGIE #5 1207 EMM</text:p>
          </table:table-cell>
          <table:table-cell office:value-type="string" calcext:value-type="string">
            <text:p>PURCHASE AUTHORIZED ON 05/27 ANTHROPOLOGIE #5 1207 EMM CHARLOTTESVIL VA P00587147708278610 CARD 7300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P005871477082786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.76" calcext:value-type="float">
            <text:p>-15.7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ICKS SPORTING GOO</text:p>
          </table:table-cell>
          <table:table-cell office:value-type="string" calcext:value-type="string">
            <text:p>PURCHASE AUTHORIZED ON 05/27 DICKS SPORTING GOO CHARLOTTESVIL VA S387147616569835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38714761656983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9.98" calcext:value-type="float">
            <text:p>-49.9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ICKS SPORTING GOO</text:p>
          </table:table-cell>
          <table:table-cell office:value-type="string" calcext:value-type="string">
            <text:p>PURCHASE AUTHORIZED ON 05/27 DICKS SPORTING GOO CHARLOTTESVIL VA S467147494130331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46714749413033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6.33" calcext:value-type="float">
            <text:p>-26.3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FUZZY'S TACO SHOP</text:p>
          </table:table-cell>
          <table:table-cell office:value-type="string" calcext:value-type="string">
            <text:p>PURCHASE AUTHORIZED ON 05/27 FUZZY'S TACO SHOP CHARLOTTESVIL VA S307147625697074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30714762569707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4.01" calcext:value-type="float">
            <text:p>-24.0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EXXONMOBIL 4731</text:p>
          </table:table-cell>
          <table:table-cell office:value-type="string" calcext:value-type="string">
            <text:p>PURCHASE AUTHORIZED ON 05/28 EXXONMOBIL 4731 CHARLOTTESVIL VA S587148506418553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58714850641855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4.79" calcext:value-type="float">
            <text:p>-24.7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THE VILLA DINER</text:p>
          </table:table-cell>
          <table:table-cell office:value-type="string" calcext:value-type="string">
            <text:p>PURCHASE AUTHORIZED ON 05/28 THE VILLA DINER CHARLOTTESVIL VA S087148618600156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08714861860015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0.9" calcext:value-type="float">
            <text:p>-30.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HARRIS TEETER #017</text:p>
          </table:table-cell>
          <table:table-cell office:value-type="string" calcext:value-type="string">
            <text:p>PURCHASE AUTHORIZED ON 05/29 HARRIS TEETER #017 CHARLOTTESVIL VA S307149429933295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30714942993329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.61" calcext:value-type="float">
            <text:p>-3.6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HARRIS TEETER #017</text:p>
          </table:table-cell>
          <table:table-cell office:value-type="string" calcext:value-type="string">
            <text:p>PURCHASE AUTHORIZED ON 05/29 HARRIS TEETER #017 CHARLOTTESVIL VA S387149434969338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38714943496933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.89" calcext:value-type="float">
            <text:p>-71.8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HARRIS TEETER #017</text:p>
          </table:table-cell>
          <table:table-cell office:value-type="string" calcext:value-type="string">
            <text:p>PURCHASE AUTHORIZED ON 05/29 HARRIS TEETER #017 CHARLOTTESVIL VA S387150026115284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3871500261152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4.94" calcext:value-type="float">
            <text:p>-14.9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BARBEQUE EXCHA</text:p>
          </table:table-cell>
          <table:table-cell office:value-type="string" calcext:value-type="string">
            <text:p>PURCHASE AUTHORIZED ON 05/29 SQ *BARBEQUE EXCHA GORDONSVILLE VA S467149699162541 CARD 2686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46714969916254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GORDONSVILLE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6.88" calcext:value-type="float">
            <text:p>-26.8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RADER JOE'S #661</text:p>
          </table:table-cell>
          <table:table-cell office:value-type="string" calcext:value-type="string">
            <text:p>PURCHASE AUTHORIZED ON 05/30 TRADER JOE'S #661 CHARLOTTESVIL VA S307150785062883 CARD 7300</text:p>
          </table:table-cell>
          <table:table-cell/>
          <table:table-cell office:value-type="string" calcext:value-type="string">
            <text:p>2017-05-31</text:p>
          </table:table-cell>
          <table:table-cell office:value-type="string" calcext:value-type="string">
            <text:p>S3071507850628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4.38" calcext:value-type="float">
            <text:p>-44.3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PURCHASE AUTHORIZED ON 06/01 Amazon.com AMZN.COM/BILL WA S307152518533208 CARD 2686</text:p>
          </table:table-cell>
          <table:table-cell/>
          <table:table-cell office:value-type="string" calcext:value-type="string">
            <text:p>2017-06-02</text:p>
          </table:table-cell>
          <table:table-cell office:value-type="string" calcext:value-type="string">
            <text:p>S30715251853320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MZN.COM/BILL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0.52" calcext:value-type="float">
            <text:p>-20.52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PURCHASE AUTHORIZED ON 06/01 Amazon.com AMZN.COM/BILL WA S387152547764603 CARD 2686</text:p>
          </table:table-cell>
          <table:table-cell/>
          <table:table-cell office:value-type="string" calcext:value-type="string">
            <text:p>2017-06-02</text:p>
          </table:table-cell>
          <table:table-cell office:value-type="string" calcext:value-type="string">
            <text:p>S38715254776460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MZN.COM/BILL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8.96" calcext:value-type="float">
            <text:p>-58.9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YOUNGLIVING ESSNTL</text:p>
          </table:table-cell>
          <table:table-cell office:value-type="string" calcext:value-type="string">
            <text:p>PURCHASE AUTHORIZED ON 06/01 YOUNGLIVING ESSNTL 800-371-3515 UT S387152515736359 CARD 2686</text:p>
          </table:table-cell>
          <table:table-cell/>
          <table:table-cell office:value-type="string" calcext:value-type="string">
            <text:p>2017-06-02</text:p>
          </table:table-cell>
          <table:table-cell office:value-type="string" calcext:value-type="string">
            <text:p>S38715251573635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00-371-3515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1.2" calcext:value-type="float">
            <text:p>-21.2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THE VILLA DINER</text:p>
          </table:table-cell>
          <table:table-cell office:value-type="string" calcext:value-type="string">
            <text:p>PURCHASE AUTHORIZED ON 06/02 THE VILLA DINER CHARLOTTESVIL VA S007153450312264 CARD 2686</text:p>
          </table:table-cell>
          <table:table-cell/>
          <table:table-cell office:value-type="string" calcext:value-type="string">
            <text:p>2017-06-05</text:p>
          </table:table-cell>
          <table:table-cell office:value-type="string" calcext:value-type="string">
            <text:p>S00715345031226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9.47" calcext:value-type="float">
            <text:p>-29.47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VA ABC STORE 253</text:p>
          </table:table-cell>
          <table:table-cell office:value-type="string" calcext:value-type="string">
            <text:p>PURCHASE AUTHORIZED ON 06/02 VA ABC STORE 253 CHARLOTTESVIL VA S307153854463966 CARD 2686</text:p>
          </table:table-cell>
          <table:table-cell/>
          <table:table-cell office:value-type="string" calcext:value-type="string">
            <text:p>2017-06-05</text:p>
          </table:table-cell>
          <table:table-cell office:value-type="string" calcext:value-type="string">
            <text:p>S30715385446396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.05" calcext:value-type="float">
            <text:p>-17.0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MEZEH MEDITERRANEA</text:p>
          </table:table-cell>
          <table:table-cell office:value-type="string" calcext:value-type="string">
            <text:p>PURCHASE AUTHORIZED ON 06/03 MEZEH MEDITERRANEA CHARLOTTESVIL VA S307154815507502 CARD 2686</text:p>
          </table:table-cell>
          <table:table-cell/>
          <table:table-cell office:value-type="string" calcext:value-type="string">
            <text:p>2017-06-05</text:p>
          </table:table-cell>
          <table:table-cell office:value-type="string" calcext:value-type="string">
            <text:p>S30715481550750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GRIT COFFEE BA</text:p>
          </table:table-cell>
          <table:table-cell office:value-type="string" calcext:value-type="string">
            <text:p>PURCHASE AUTHORIZED ON 06/03 SQ *GRIT COFFEE BA CHARLOTTESVIL VA S467154736929772 CARD 2686</text:p>
          </table:table-cell>
          <table:table-cell/>
          <table:table-cell office:value-type="string" calcext:value-type="string">
            <text:p>2017-06-05</text:p>
          </table:table-cell>
          <table:table-cell office:value-type="string" calcext:value-type="string">
            <text:p>S46715473692977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.19" calcext:value-type="float">
            <text:p>-7.1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AIRY QUEEN #15163</text:p>
          </table:table-cell>
          <table:table-cell office:value-type="string" calcext:value-type="string">
            <text:p>PURCHASE AUTHORIZED ON 06/04 DAIRY QUEEN #15163 CHARLOTTESVIL VA S387155814094844 CARD 2686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S3871558140948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FRY'S SPRING STATI</text:p>
          </table:table-cell>
          <table:table-cell office:value-type="string" calcext:value-type="string">
            <text:p>PURCHASE AUTHORIZED ON 06/04 FRY'S SPRING STATI CHARLOTTESVIL VA S387155633768098 CARD 2686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S38715563376809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1.01" calcext:value-type="float">
            <text:p>-11.0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PURCHASE AUTHORIZED ON 06/05 Amazon.com AMZN.COM/BILL WA S587155846612929 CARD 2686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S58715584661292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MZN.COM/BIL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.95" calcext:value-type="float">
            <text:p>-19.9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6/05 COSTCO GAS #1184 CHARLOTTESVIL VA S387156396784558 CARD 2686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S38715639678455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.6" calcext:value-type="float">
            <text:p>-7.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UCK DONUTS - CHAR</text:p>
          </table:table-cell>
          <table:table-cell office:value-type="string" calcext:value-type="string">
            <text:p>PURCHASE AUTHORIZED ON 06/05 DUCK DONUTS - CHAR CHARLOTTESVIL VA S307156400126276 CARD 2686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S30715640012627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30" calcext:value-type="float">
            <text:p>-130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FLEURIE RESTAURANT</text:p>
          </table:table-cell>
          <table:table-cell office:value-type="string" calcext:value-type="string">
            <text:p>PURCHASE AUTHORIZED ON 06/05 FLEURIE RESTAURANT CHARLOTTESVIL VA S307156860940236 CARD 2686</text:p>
          </table:table-cell>
          <table:table-cell/>
          <table:table-cell office:value-type="string" calcext:value-type="string">
            <text:p>2017-06-08</text:p>
          </table:table-cell>
          <table:table-cell office:value-type="string" calcext:value-type="string">
            <text:p>S3071568609402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.05" calcext:value-type="float">
            <text:p>-21.0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359</text:p>
          </table:table-cell>
          <table:table-cell office:value-type="string" calcext:value-type="string">
            <text:p>PURCHASE AUTHORIZED ON 06/05 KROGER #359 CHARLOTTESVLE VA S307156392543079 CARD 2686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S30715639254307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.5" calcext:value-type="float">
            <text:p>-5.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GRIT COFFEE BA</text:p>
          </table:table-cell>
          <table:table-cell office:value-type="string" calcext:value-type="string">
            <text:p>PURCHASE AUTHORIZED ON 06/05 SQ *GRIT COFFEE BA CHARLOTTESVIL VA S307156405820190 CARD 2686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S3071564058201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55.52" calcext:value-type="float">
            <text:p>-155.5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ARGET T- 312 Connor D</text:p>
          </table:table-cell>
          <table:table-cell office:value-type="string" calcext:value-type="string">
            <text:p>PURCHASE AUTHORIZED ON 06/05 TARGET T- 312 Connor D Charlottesvil VA P00000000083445343 CARD 7300</text:p>
          </table:table-cell>
          <table:table-cell/>
          <table:table-cell office:value-type="string" calcext:value-type="string">
            <text:p>2017-06-05</text:p>
          </table:table-cell>
          <table:table-cell office:value-type="string" calcext:value-type="string">
            <text:p>P0000000008344534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36.01" calcext:value-type="float">
            <text:p>-136.0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BROWN'S HONDA</text:p>
          </table:table-cell>
          <table:table-cell office:value-type="string" calcext:value-type="string">
            <text:p>PURCHASE AUTHORIZED ON 06/06 BROWN'S HONDA CHARLOTTESVIL VA P00000000130258069 CARD 7300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P000000001302580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1.37" calcext:value-type="float">
            <text:p>-81.3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KROGER 1980 RIO HIL</text:p>
          </table:table-cell>
          <table:table-cell office:value-type="string" calcext:value-type="string">
            <text:p>PURCHASE AUTHORIZED ON 06/06 KROGER 1980 RIO HIL CHARLOTTESVIL VA P00000000146834737 CARD 7300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P0000000014683473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.37" calcext:value-type="float">
            <text:p>-4.3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Q *COFFEE BAR</text:p>
          </table:table-cell>
          <table:table-cell office:value-type="string" calcext:value-type="string">
            <text:p>PURCHASE AUTHORIZED ON 06/06 SQ *COFFEE BAR CHARLOTTESVIL VA S467157451524886 CARD 7300</text:p>
          </table:table-cell>
          <table:table-cell/>
          <table:table-cell office:value-type="string" calcext:value-type="string">
            <text:p>2017-06-07</text:p>
          </table:table-cell>
          <table:table-cell office:value-type="string" calcext:value-type="string">
            <text:p>S4671574515248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4.04" calcext:value-type="float">
            <text:p>-54.0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RADER JOE'S #661</text:p>
          </table:table-cell>
          <table:table-cell office:value-type="string" calcext:value-type="string">
            <text:p>PURCHASE AUTHORIZED ON 06/06 TRADER JOE'S #661 CHARLOTTESVIL VA S467157593278002 CARD 7300</text:p>
          </table:table-cell>
          <table:table-cell/>
          <table:table-cell office:value-type="string" calcext:value-type="string">
            <text:p>2017-06-07</text:p>
          </table:table-cell>
          <table:table-cell office:value-type="string" calcext:value-type="string">
            <text:p>S46715759327800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1.48" calcext:value-type="float">
            <text:p>-21.4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WHOLEFDS CHV #10 1797 HYD</text:p>
          </table:table-cell>
          <table:table-cell office:value-type="string" calcext:value-type="string">
            <text:p>PURCHASE AUTHORIZED ON 06/06 WHOLEFDS CHV #10 1797 HYD CHARLOTTESVIL VA P00587157601079685 CARD 7300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P0058715760107968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5.92" calcext:value-type="float">
            <text:p>-35.9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WM SUPERC Wal-Mart Sup</text:p>
          </table:table-cell>
          <table:table-cell office:value-type="string" calcext:value-type="string">
            <text:p>PURCHASE AUTHORIZED ON 06/06 WM SUPERC Wal-Mart Sup CHARLOTTESVIL VA P00000000587728181 CARD 7300</text:p>
          </table:table-cell>
          <table:table-cell/>
          <table:table-cell office:value-type="string" calcext:value-type="string">
            <text:p>2017-06-06</text:p>
          </table:table-cell>
          <table:table-cell office:value-type="string" calcext:value-type="string">
            <text:p>P000000005877281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.27" calcext:value-type="float">
            <text:p>-7.27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RAMARK PAVILION X</text:p>
          </table:table-cell>
          <table:table-cell office:value-type="string" calcext:value-type="string">
            <text:p>PURCHASE AUTHORIZED ON 06/07 ARAMARK PAVILION X CHARLOTTESVIL VA S467158588332664 CARD 2686</text:p>
          </table:table-cell>
          <table:table-cell/>
          <table:table-cell office:value-type="string" calcext:value-type="string">
            <text:p>2017-06-09</text:p>
          </table:table-cell>
          <table:table-cell office:value-type="string" calcext:value-type="string">
            <text:p>S46715858833266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6.25" calcext:value-type="float">
            <text:p>-26.25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HIPOTLE 0798</text:p>
          </table:table-cell>
          <table:table-cell office:value-type="string" calcext:value-type="string">
            <text:p>PURCHASE AUTHORIZED ON 06/07 CHIPOTLE 0798 CHARLOTTESVIL VA S587158563758899 CARD 7300</text:p>
          </table:table-cell>
          <table:table-cell/>
          <table:table-cell office:value-type="string" calcext:value-type="string">
            <text:p>2017-06-08</text:p>
          </table:table-cell>
          <table:table-cell office:value-type="string" calcext:value-type="string">
            <text:p>S58715856375889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.87" calcext:value-type="float">
            <text:p>-8.8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HARRIS TEETER #017</text:p>
          </table:table-cell>
          <table:table-cell office:value-type="string" calcext:value-type="string">
            <text:p>PURCHASE AUTHORIZED ON 06/07 HARRIS TEETER #017 CHARLOTTESVIL VA S467158785828441 CARD 7300</text:p>
          </table:table-cell>
          <table:table-cell/>
          <table:table-cell office:value-type="string" calcext:value-type="string">
            <text:p>2017-06-08</text:p>
          </table:table-cell>
          <table:table-cell office:value-type="string" calcext:value-type="string">
            <text:p>S46715878582844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BOLD ROCK CELL</text:p>
          </table:table-cell>
          <table:table-cell office:value-type="string" calcext:value-type="string">
            <text:p>PURCHASE AUTHORIZED ON 06/08 SQ *BOLD ROCK CELL CHARLOTTESVIL VA S587159818195465 CARD 2686</text:p>
          </table:table-cell>
          <table:table-cell/>
          <table:table-cell office:value-type="string" calcext:value-type="string">
            <text:p>2017-06-09</text:p>
          </table:table-cell>
          <table:table-cell office:value-type="string" calcext:value-type="string">
            <text:p>S58715981819546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.07" calcext:value-type="float">
            <text:p>-8.07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LAMPLIGHTER CO</text:p>
          </table:table-cell>
          <table:table-cell office:value-type="string" calcext:value-type="string">
            <text:p>PURCHASE AUTHORIZED ON 06/08 SQ *LAMPLIGHTER CO RICHMOND VA S307159537992245 CARD 2686</text:p>
          </table:table-cell>
          <table:table-cell/>
          <table:table-cell office:value-type="string" calcext:value-type="string">
            <text:p>2017-06-09</text:p>
          </table:table-cell>
          <table:table-cell office:value-type="string" calcext:value-type="string">
            <text:p>S30715953799224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LANIER PARKING 107</text:p>
          </table:table-cell>
          <table:table-cell office:value-type="string" calcext:value-type="string">
            <text:p>PURCHASE AUTHORIZED ON 06/09 LANIER PARKING 107 CHARLOTTESVIL VA S387161004577919 CARD 2686</text:p>
          </table:table-cell>
          <table:table-cell/>
          <table:table-cell office:value-type="string" calcext:value-type="string">
            <text:p>2017-06-12</text:p>
          </table:table-cell>
          <table:table-cell office:value-type="string" calcext:value-type="string">
            <text:p>S38716100457791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.52" calcext:value-type="float">
            <text:p>-5.52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MUDHOUSE DOWNTOWN</text:p>
          </table:table-cell>
          <table:table-cell office:value-type="string" calcext:value-type="string">
            <text:p>PURCHASE AUTHORIZED ON 06/09 MUDHOUSE DOWNTOWN CHARLOTTESVIL VA S387160846186325 CARD 2686</text:p>
          </table:table-cell>
          <table:table-cell/>
          <table:table-cell office:value-type="string" calcext:value-type="string">
            <text:p>2017-06-12</text:p>
          </table:table-cell>
          <table:table-cell office:value-type="string" calcext:value-type="string">
            <text:p>S38716084618632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9.84" calcext:value-type="float">
            <text:p>-19.8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6/10 COSTCO GAS #1184 CHARLOTTESVIL VA S467161619738317 CARD 2686</text:p>
          </table:table-cell>
          <table:table-cell/>
          <table:table-cell office:value-type="string" calcext:value-type="string">
            <text:p>2017-06-12</text:p>
          </table:table-cell>
          <table:table-cell office:value-type="string" calcext:value-type="string">
            <text:p>S4671616197383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.48" calcext:value-type="float">
            <text:p>-11.4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evils Backbone Br</text:p>
          </table:table-cell>
          <table:table-cell office:value-type="string" calcext:value-type="string">
            <text:p>PURCHASE AUTHORIZED ON 06/10 Devils Backbone Br Roseland VA S467161840981981 CARD 2686</text:p>
          </table:table-cell>
          <table:table-cell/>
          <table:table-cell office:value-type="string" calcext:value-type="string">
            <text:p>2017-06-12</text:p>
          </table:table-cell>
          <table:table-cell office:value-type="string" calcext:value-type="string">
            <text:p>S4671618409819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0.93" calcext:value-type="float">
            <text:p>-10.9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evils Backbone Br</text:p>
          </table:table-cell>
          <table:table-cell office:value-type="string" calcext:value-type="string">
            <text:p>PURCHASE AUTHORIZED ON 06/10 Devils Backbone Br Roseland VA S467162003255686 CARD 2686</text:p>
          </table:table-cell>
          <table:table-cell/>
          <table:table-cell office:value-type="string" calcext:value-type="string">
            <text:p>2017-06-12</text:p>
          </table:table-cell>
          <table:table-cell office:value-type="string" calcext:value-type="string">
            <text:p>S4671620032556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GOSQ.COM IGNAC</text:p>
          </table:table-cell>
          <table:table-cell office:value-type="string" calcext:value-type="string">
            <text:p>PURCHASE AUTHORIZED ON 06/10 SQ *GOSQ.COM IGNAC CHARLOTTESVIL VA S467161556729075 CARD 2686</text:p>
          </table:table-cell>
          <table:table-cell/>
          <table:table-cell office:value-type="string" calcext:value-type="string">
            <text:p>2017-06-12</text:p>
          </table:table-cell>
          <table:table-cell office:value-type="string" calcext:value-type="string">
            <text:p>S4671615567290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5.5" calcext:value-type="float">
            <text:p>-45.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ITIZEN BURGER BAR</text:p>
          </table:table-cell>
          <table:table-cell office:value-type="string" calcext:value-type="string">
            <text:p>PURCHASE AUTHORIZED ON 06/11 CITIZEN BURGER BAR CHARLOTTESVIL VA S467162648768204 CARD 2686</text:p>
          </table:table-cell>
          <table:table-cell/>
          <table:table-cell office:value-type="string" calcext:value-type="string">
            <text:p>2017-06-13</text:p>
          </table:table-cell>
          <table:table-cell office:value-type="string" calcext:value-type="string">
            <text:p>S46716264876820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.59" calcext:value-type="float">
            <text:p>-11.59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KILWINS CHARLOTTES</text:p>
          </table:table-cell>
          <table:table-cell office:value-type="string" calcext:value-type="string">
            <text:p>PURCHASE AUTHORIZED ON 06/11 KILWINS CHARLOTTES CHARLOTTESVIL VA S467162071349480 CARD 7300</text:p>
          </table:table-cell>
          <table:table-cell/>
          <table:table-cell office:value-type="string" calcext:value-type="string">
            <text:p>2017-06-12</text:p>
          </table:table-cell>
          <table:table-cell office:value-type="string" calcext:value-type="string">
            <text:p>S4671620713494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7.38" calcext:value-type="float">
            <text:p>-27.3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POLLAK VINEYARDS</text:p>
          </table:table-cell>
          <table:table-cell office:value-type="string" calcext:value-type="string">
            <text:p>PURCHASE AUTHORIZED ON 06/11 POLLAK VINEYARDS GREENWOOD VA S307162726662673 CARD 2686</text:p>
          </table:table-cell>
          <table:table-cell/>
          <table:table-cell office:value-type="string" calcext:value-type="string">
            <text:p>2017-06-12</text:p>
          </table:table-cell>
          <table:table-cell office:value-type="string" calcext:value-type="string">
            <text:p>S3071627266626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7.98" calcext:value-type="float">
            <text:p>-17.9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6/12 COSTCO GAS #1184 CHARLOTTESVIL VA S587163477062091 CARD 7300</text:p>
          </table:table-cell>
          <table:table-cell/>
          <table:table-cell office:value-type="string" calcext:value-type="string">
            <text:p>2017-06-13</text:p>
          </table:table-cell>
          <table:table-cell office:value-type="string" calcext:value-type="string">
            <text:p>S58716347706209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.84" calcext:value-type="float">
            <text:p>-9.8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Q *COFFEE BAR</text:p>
          </table:table-cell>
          <table:table-cell office:value-type="string" calcext:value-type="string">
            <text:p>PURCHASE AUTHORIZED ON 06/14 SQ *COFFEE BAR CHARLOTTESVIL VA S307165477256372 CARD 7300</text:p>
          </table:table-cell>
          <table:table-cell/>
          <table:table-cell office:value-type="string" calcext:value-type="string">
            <text:p>2017-06-15</text:p>
          </table:table-cell>
          <table:table-cell office:value-type="string" calcext:value-type="string">
            <text:p>S30716547725637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2.97" calcext:value-type="float">
            <text:p>-22.9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WHOLEFDS CHV #10 1797</text:p>
          </table:table-cell>
          <table:table-cell office:value-type="string" calcext:value-type="string">
            <text:p>PURCHASE AUTHORIZED ON 06/15 WHOLEFDS CHV #10 1797 CHARLOTTESVIL VA P00307166486241535 CARD 7300</text:p>
          </table:table-cell>
          <table:table-cell/>
          <table:table-cell office:value-type="string" calcext:value-type="string">
            <text:p>2017-06-15</text:p>
          </table:table-cell>
          <table:table-cell office:value-type="string" calcext:value-type="string">
            <text:p>P0030716648624153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5.26" calcext:value-type="float">
            <text:p>-65.2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BELK #491 CHARLO 1581</text:p>
          </table:table-cell>
          <table:table-cell office:value-type="string" calcext:value-type="string">
            <text:p>PURCHASE AUTHORIZED ON 06/16 BELK #491 CHARLO 1581 CHARLOTTESVIL VA P00307167739152188 CARD 7300</text:p>
          </table:table-cell>
          <table:table-cell/>
          <table:table-cell office:value-type="string" calcext:value-type="string">
            <text:p>2017-06-16</text:p>
          </table:table-cell>
          <table:table-cell office:value-type="string" calcext:value-type="string">
            <text:p>P003071677391521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.57" calcext:value-type="float">
            <text:p>-12.5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RADER JOE'S #661</text:p>
          </table:table-cell>
          <table:table-cell office:value-type="string" calcext:value-type="string">
            <text:p>PURCHASE AUTHORIZED ON 06/16 TRADER JOE'S #661 CHARLOTTESVIL VA S387167577923337 CARD 7300</text:p>
          </table:table-cell>
          <table:table-cell/>
          <table:table-cell office:value-type="string" calcext:value-type="string">
            <text:p>2017-06-19</text:p>
          </table:table-cell>
          <table:table-cell office:value-type="string" calcext:value-type="string">
            <text:p>S38716757792333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9.48" calcext:value-type="float">
            <text:p>-29.4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VICTORIA'S SECRET 0419</text:p>
          </table:table-cell>
          <table:table-cell office:value-type="string" calcext:value-type="string">
            <text:p>PURCHASE AUTHORIZED ON 06/16 VICTORIA'S SECRET 0419 CHARLOTTESVIL VA P00307167752402069 CARD 7300</text:p>
          </table:table-cell>
          <table:table-cell/>
          <table:table-cell office:value-type="string" calcext:value-type="string">
            <text:p>2017-06-16</text:p>
          </table:table-cell>
          <table:table-cell office:value-type="string" calcext:value-type="string">
            <text:p>P003071677524020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7.98" calcext:value-type="float">
            <text:p>-17.9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WAYSIDE TAKEOUT&amp;CA</text:p>
          </table:table-cell>
          <table:table-cell office:value-type="string" calcext:value-type="string">
            <text:p>PURCHASE AUTHORIZED ON 06/16 WAYSIDE TAKEOUT&amp;CA CHARLOTTESV VA S307167819171893 CARD 2686</text:p>
          </table:table-cell>
          <table:table-cell/>
          <table:table-cell office:value-type="string" calcext:value-type="string">
            <text:p>2017-06-19</text:p>
          </table:table-cell>
          <table:table-cell office:value-type="string" calcext:value-type="string">
            <text:p>S30716781917189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27" calcext:value-type="float">
            <text:p>-3.2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BLOOP STONEFIELD</text:p>
          </table:table-cell>
          <table:table-cell office:value-type="string" calcext:value-type="string">
            <text:p>PURCHASE AUTHORIZED ON 06/17 BLOOP STONEFIELD CHARLOTTESVIL VA S307169087516154 CARD 7300</text:p>
          </table:table-cell>
          <table:table-cell/>
          <table:table-cell office:value-type="string" calcext:value-type="string">
            <text:p>2017-06-19</text:p>
          </table:table-cell>
          <table:table-cell office:value-type="string" calcext:value-type="string">
            <text:p>S30716908751615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07.3" calcext:value-type="float">
            <text:p>-107.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239</text:p>
          </table:table-cell>
          <table:table-cell office:value-type="string" calcext:value-type="string">
            <text:p>PURCHASE AUTHORIZED ON 06/17 KROGER #239 CHARLOTTSVILL VA S467168820877930 CARD 2686</text:p>
          </table:table-cell>
          <table:table-cell/>
          <table:table-cell office:value-type="string" calcext:value-type="string">
            <text:p>2017-06-19</text:p>
          </table:table-cell>
          <table:table-cell office:value-type="string" calcext:value-type="string">
            <text:p>S46716882087793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SVILL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8.44" calcext:value-type="float">
            <text:p>-18.4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MOOSES BY THE CREE</text:p>
          </table:table-cell>
          <table:table-cell office:value-type="string" calcext:value-type="string">
            <text:p>PURCHASE AUTHORIZED ON 06/17 MOOSES BY THE CREE CHARLOTTESVIL VA S467168470456717 CARD 2686</text:p>
          </table:table-cell>
          <table:table-cell/>
          <table:table-cell office:value-type="string" calcext:value-type="string">
            <text:p>2017-06-19</text:p>
          </table:table-cell>
          <table:table-cell office:value-type="string" calcext:value-type="string">
            <text:p>S4671684704567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.7" calcext:value-type="float">
            <text:p>-12.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REGAL STONEFIELD S</text:p>
          </table:table-cell>
          <table:table-cell office:value-type="string" calcext:value-type="string">
            <text:p>PURCHASE AUTHORIZED ON 06/17 REGAL STONEFIELD S CHARLOTTESVIL VA S387168859666460 CARD 7300</text:p>
          </table:table-cell>
          <table:table-cell/>
          <table:table-cell office:value-type="string" calcext:value-type="string">
            <text:p>2017-06-19</text:p>
          </table:table-cell>
          <table:table-cell office:value-type="string" calcext:value-type="string">
            <text:p>S3871688596664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4.68" calcext:value-type="float">
            <text:p>-14.6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HE HOME DEPOT #4654</text:p>
          </table:table-cell>
          <table:table-cell office:value-type="string" calcext:value-type="string">
            <text:p>PURCHASE AUTHORIZED ON 06/17 THE HOME DEPOT #4654 WAYNESBORO VA P00387168511642772 CARD 7300</text:p>
          </table:table-cell>
          <table:table-cell/>
          <table:table-cell office:value-type="string" calcext:value-type="string">
            <text:p>2017-06-19</text:p>
          </table:table-cell>
          <table:table-cell office:value-type="string" calcext:value-type="string">
            <text:p>P0038716851164277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9.48" calcext:value-type="float">
            <text:p>-29.4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FTON MOUNTAIN VIN</text:p>
          </table:table-cell>
          <table:table-cell office:value-type="string" calcext:value-type="string">
            <text:p>PURCHASE AUTHORIZED ON 06/18 AFTON MOUNTAIN VIN AFTON VA S307169729150389 CARD 2686</text:p>
          </table:table-cell>
          <table:table-cell/>
          <table:table-cell office:value-type="string" calcext:value-type="string">
            <text:p>2017-06-19</text:p>
          </table:table-cell>
          <table:table-cell office:value-type="string" calcext:value-type="string">
            <text:p>S3071697291503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89.98" calcext:value-type="float">
            <text:p>-89.9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MIDWAYUSA COM</text:p>
          </table:table-cell>
          <table:table-cell office:value-type="string" calcext:value-type="string">
            <text:p>PURCHASE AUTHORIZED ON 06/18 MIDWAYUSA COM 800-2433220 MO S387170104352704 CARD 2686</text:p>
          </table:table-cell>
          <table:table-cell/>
          <table:table-cell office:value-type="string" calcext:value-type="string">
            <text:p>2017-06-20</text:p>
          </table:table-cell>
          <table:table-cell office:value-type="string" calcext:value-type="string">
            <text:p>S38717010435270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00-243322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.91" calcext:value-type="float">
            <text:p>-17.9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6/19 COSTCO GAS #1184 CHARLOTTESVIL VA S587170468117360 CARD 7300</text:p>
          </table:table-cell>
          <table:table-cell/>
          <table:table-cell office:value-type="string" calcext:value-type="string">
            <text:p>2017-06-20</text:p>
          </table:table-cell>
          <table:table-cell office:value-type="string" calcext:value-type="string">
            <text:p>S5871704681173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.74" calcext:value-type="float">
            <text:p>-4.7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VS/PHARM 00074--2823</text:p>
          </table:table-cell>
          <table:table-cell office:value-type="string" calcext:value-type="string">
            <text:p>PURCHASE AUTHORIZED ON 06/19 CVS/PHARM 00074--2823 WAYNESBORO VA P00000000932436564 CARD 7300</text:p>
          </table:table-cell>
          <table:table-cell/>
          <table:table-cell office:value-type="string" calcext:value-type="string">
            <text:p>2017-06-19</text:p>
          </table:table-cell>
          <table:table-cell office:value-type="string" calcext:value-type="string">
            <text:p>P0000000093243656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WWW COSTCO COM</text:p>
          </table:table-cell>
          <table:table-cell office:value-type="string" calcext:value-type="string">
            <text:p>PURCHASE AUTHORIZED ON 06/19 WWW COSTCO COM 800-955-2292 WA S587170832651531 CARD 2686</text:p>
          </table:table-cell>
          <table:table-cell/>
          <table:table-cell office:value-type="string" calcext:value-type="string">
            <text:p>2017-06-20</text:p>
          </table:table-cell>
          <table:table-cell office:value-type="string" calcext:value-type="string">
            <text:p>S58717083265153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00-955-2292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.96" calcext:value-type="float">
            <text:p>-4.9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HICK-FIL-A #01856</text:p>
          </table:table-cell>
          <table:table-cell office:value-type="string" calcext:value-type="string">
            <text:p>PURCHASE AUTHORIZED ON 06/20 CHICK-FIL-A #01856 CHARLOTTESVIL VA S307171679306719 CARD 7300</text:p>
          </table:table-cell>
          <table:table-cell/>
          <table:table-cell office:value-type="string" calcext:value-type="string">
            <text:p>2017-06-22</text:p>
          </table:table-cell>
          <table:table-cell office:value-type="string" calcext:value-type="string">
            <text:p>S30717167930671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6.36" calcext:value-type="float">
            <text:p>-26.3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RADER JOE'S #661</text:p>
          </table:table-cell>
          <table:table-cell office:value-type="string" calcext:value-type="string">
            <text:p>PURCHASE AUTHORIZED ON 06/20 TRADER JOE'S #661 CHARLOTTESVIL VA S307171783136072 CARD 7300</text:p>
          </table:table-cell>
          <table:table-cell/>
          <table:table-cell office:value-type="string" calcext:value-type="string">
            <text:p>2017-06-21</text:p>
          </table:table-cell>
          <table:table-cell office:value-type="string" calcext:value-type="string">
            <text:p>S30717178313607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53" calcext:value-type="float">
            <text:p>-1.5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DUCK DONUTS - CHAR</text:p>
          </table:table-cell>
          <table:table-cell office:value-type="string" calcext:value-type="string">
            <text:p>PURCHASE AUTHORIZED ON 06/21 DUCK DONUTS - CHAR CHARLOTTESVIL VA S587172577913326 CARD 7300</text:p>
          </table:table-cell>
          <table:table-cell/>
          <table:table-cell office:value-type="string" calcext:value-type="string">
            <text:p>2017-06-22</text:p>
          </table:table-cell>
          <table:table-cell office:value-type="string" calcext:value-type="string">
            <text:p>S58717257791332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.05" calcext:value-type="float">
            <text:p>-2.05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WHOLEFDS CHV #10 1797</text:p>
          </table:table-cell>
          <table:table-cell office:value-type="string" calcext:value-type="string">
            <text:p>PURCHASE AUTHORIZED ON 06/22 WHOLEFDS CHV #10 1797 CHARLOTTESVIL VA P00307173483764850 CARD 7300</text:p>
          </table:table-cell>
          <table:table-cell/>
          <table:table-cell office:value-type="string" calcext:value-type="string">
            <text:p>2017-06-22</text:p>
          </table:table-cell>
          <table:table-cell office:value-type="string" calcext:value-type="string">
            <text:p>P0030717348376485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4.03" calcext:value-type="float">
            <text:p>-14.0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IVY PROVISIONS</text:p>
          </table:table-cell>
          <table:table-cell office:value-type="string" calcext:value-type="string">
            <text:p>PURCHASE AUTHORIZED ON 06/23 IVY PROVISIONS CHARLOTTESVIL VA S467174602012825 CARD 2686</text:p>
          </table:table-cell>
          <table:table-cell/>
          <table:table-cell office:value-type="string" calcext:value-type="string">
            <text:p>2017-06-26</text:p>
          </table:table-cell>
          <table:table-cell office:value-type="string" calcext:value-type="string">
            <text:p>S46717460201282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4.71" calcext:value-type="float">
            <text:p>-84.7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KROGER 1159 EMMET S</text:p>
          </table:table-cell>
          <table:table-cell office:value-type="string" calcext:value-type="string">
            <text:p>PURCHASE AUTHORIZED ON 06/23 KROGER 1159 EMMET S CHARLOTTESVIL VA P00000000281710798 CARD 7300</text:p>
          </table:table-cell>
          <table:table-cell/>
          <table:table-cell office:value-type="string" calcext:value-type="string">
            <text:p>2017-06-23</text:p>
          </table:table-cell>
          <table:table-cell office:value-type="string" calcext:value-type="string">
            <text:p>P0000000028171079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.74" calcext:value-type="float">
            <text:p>-5.7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TARBUCKS STORE 07</text:p>
          </table:table-cell>
          <table:table-cell office:value-type="string" calcext:value-type="string">
            <text:p>PURCHASE AUTHORIZED ON 06/23 STARBUCKS STORE 07 CHARLOTTESVIL VA S467174586621785 CARD 7300</text:p>
          </table:table-cell>
          <table:table-cell/>
          <table:table-cell office:value-type="string" calcext:value-type="string">
            <text:p>2017-06-26</text:p>
          </table:table-cell>
          <table:table-cell office:value-type="string" calcext:value-type="string">
            <text:p>S46717458662178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.5" calcext:value-type="float">
            <text:p>-7.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IPOTLE 0798</text:p>
          </table:table-cell>
          <table:table-cell office:value-type="string" calcext:value-type="string">
            <text:p>PURCHASE AUTHORIZED ON 06/25 CHIPOTLE 0798 CHARLOTTESVIL VA S387177074427951 CARD 2686</text:p>
          </table:table-cell>
          <table:table-cell/>
          <table:table-cell office:value-type="string" calcext:value-type="string">
            <text:p>2017-06-26</text:p>
          </table:table-cell>
          <table:table-cell office:value-type="string" calcext:value-type="string">
            <text:p>S38717707442795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.37" calcext:value-type="float">
            <text:p>-7.3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JEFFERSON VINEYARD</text:p>
          </table:table-cell>
          <table:table-cell office:value-type="string" calcext:value-type="string">
            <text:p>PURCHASE AUTHORIZED ON 06/25 JEFFERSON VINEYARD CHARLOTTESVIL VA S307176592445876 CARD 7300</text:p>
          </table:table-cell>
          <table:table-cell/>
          <table:table-cell office:value-type="string" calcext:value-type="string">
            <text:p>2017-06-27</text:p>
          </table:table-cell>
          <table:table-cell office:value-type="string" calcext:value-type="string">
            <text:p>S30717659244587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.44" calcext:value-type="float">
            <text:p>-5.4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PANERA BREAD #2044</text:p>
          </table:table-cell>
          <table:table-cell office:value-type="string" calcext:value-type="string">
            <text:p>PURCHASE AUTHORIZED ON 06/25 PANERA BREAD #2044 CHARLOTTESVIL VA S307176482127862 CARD 2686</text:p>
          </table:table-cell>
          <table:table-cell/>
          <table:table-cell office:value-type="string" calcext:value-type="string">
            <text:p>2017-06-26</text:p>
          </table:table-cell>
          <table:table-cell office:value-type="string" calcext:value-type="string">
            <text:p>S3071764821278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28" calcext:value-type="float">
            <text:p>-2.2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PANERA BREAD #2044</text:p>
          </table:table-cell>
          <table:table-cell office:value-type="string" calcext:value-type="string">
            <text:p>PURCHASE AUTHORIZED ON 06/25 PANERA BREAD #2044 CHARLOTTESVIL VA S587176499780131 CARD 2686</text:p>
          </table:table-cell>
          <table:table-cell/>
          <table:table-cell office:value-type="string" calcext:value-type="string">
            <text:p>2017-06-26</text:p>
          </table:table-cell>
          <table:table-cell office:value-type="string" calcext:value-type="string">
            <text:p>S58717649978013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4.32" calcext:value-type="float">
            <text:p>-14.3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Q *SALT</text:p>
          </table:table-cell>
          <table:table-cell office:value-type="string" calcext:value-type="string">
            <text:p>PURCHASE AUTHORIZED ON 06/25 SQ *SALT CHARLOTTESVIL VA S307176583020273 CARD 7300</text:p>
          </table:table-cell>
          <table:table-cell/>
          <table:table-cell office:value-type="string" calcext:value-type="string">
            <text:p>2017-06-26</text:p>
          </table:table-cell>
          <table:table-cell office:value-type="string" calcext:value-type="string">
            <text:p>S3071765830202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99" calcext:value-type="float">
            <text:p>-0.99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PL* ITUNES.COM/BI</text:p>
          </table:table-cell>
          <table:table-cell office:value-type="string" calcext:value-type="string">
            <text:p>PURCHASE AUTHORIZED ON 06/26 APL* ITUNES.COM/BI 866-712-7753 CA S587177079319653 CARD 7300</text:p>
          </table:table-cell>
          <table:table-cell/>
          <table:table-cell office:value-type="string" calcext:value-type="string">
            <text:p>2017-06-27</text:p>
          </table:table-cell>
          <table:table-cell office:value-type="string" calcext:value-type="string">
            <text:p>S58717707931965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66-712-7753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50.8" calcext:value-type="float">
            <text:p>-150.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LBEMARLE GENERAL</text:p>
          </table:table-cell>
          <table:table-cell office:value-type="string" calcext:value-type="string">
            <text:p>PURCHASE AUTHORIZED ON 06/27 ALBEMARLE GENERAL CHARLOTTESVLE VA S587178617128627 CARD 7300</text:p>
          </table:table-cell>
          <table:table-cell/>
          <table:table-cell office:value-type="string" calcext:value-type="string">
            <text:p>2017-06-28</text:p>
          </table:table-cell>
          <table:table-cell office:value-type="string" calcext:value-type="string">
            <text:p>S58717861712862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8.99" calcext:value-type="float">
            <text:p>-18.99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6/27 COSTCO GAS #1184 CHARLOTTESVIL VA S307178636855112 CARD 7300</text:p>
          </table:table-cell>
          <table:table-cell/>
          <table:table-cell office:value-type="string" calcext:value-type="string">
            <text:p>2017-06-28</text:p>
          </table:table-cell>
          <table:table-cell office:value-type="string" calcext:value-type="string">
            <text:p>S3071786368551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.82" calcext:value-type="float">
            <text:p>-2.8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MARIEBETTE CAFE &amp;</text:p>
          </table:table-cell>
          <table:table-cell office:value-type="string" calcext:value-type="string">
            <text:p>PURCHASE AUTHORIZED ON 06/27 MARIEBETTE CAFE &amp; CHARLOTTESVIL VA S467178629435342 CARD 7300</text:p>
          </table:table-cell>
          <table:table-cell/>
          <table:table-cell office:value-type="string" calcext:value-type="string">
            <text:p>2017-06-28</text:p>
          </table:table-cell>
          <table:table-cell office:value-type="string" calcext:value-type="string">
            <text:p>S46717862943534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6.09" calcext:value-type="float">
            <text:p>-36.09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MAS RESTAURANT</text:p>
          </table:table-cell>
          <table:table-cell office:value-type="string" calcext:value-type="string">
            <text:p>PURCHASE AUTHORIZED ON 06/27 MAS RESTAURANT CHARLOTTESVIL VA S467179017762029 CARD 7300</text:p>
          </table:table-cell>
          <table:table-cell/>
          <table:table-cell office:value-type="string" calcext:value-type="string">
            <text:p>2017-06-29</text:p>
          </table:table-cell>
          <table:table-cell office:value-type="string" calcext:value-type="string">
            <text:p>S46717901776202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.96" calcext:value-type="float">
            <text:p>-4.9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Q *COFFEE ROASTER</text:p>
          </table:table-cell>
          <table:table-cell office:value-type="string" calcext:value-type="string">
            <text:p>PURCHASE AUTHORIZED ON 06/27 SQ *COFFEE ROASTER CHARLOTTESVIL VA S467178626166399 CARD 7300</text:p>
          </table:table-cell>
          <table:table-cell/>
          <table:table-cell office:value-type="string" calcext:value-type="string">
            <text:p>2017-06-28</text:p>
          </table:table-cell>
          <table:table-cell office:value-type="string" calcext:value-type="string">
            <text:p>S46717862616639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0.75" calcext:value-type="float">
            <text:p>-10.7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RISTIANS PIZZA</text:p>
          </table:table-cell>
          <table:table-cell office:value-type="string" calcext:value-type="string">
            <text:p>PURCHASE AUTHORIZED ON 06/28 CHRISTIANS PIZZA CHARLOTTESVIL VA S587179837910141 CARD 2686</text:p>
          </table:table-cell>
          <table:table-cell/>
          <table:table-cell office:value-type="string" calcext:value-type="string">
            <text:p>2017-06-29</text:p>
          </table:table-cell>
          <table:table-cell office:value-type="string" calcext:value-type="string">
            <text:p>S58717983791014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9.73" calcext:value-type="float">
            <text:p>-19.7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RADER JOE'S #661</text:p>
          </table:table-cell>
          <table:table-cell office:value-type="string" calcext:value-type="string">
            <text:p>PURCHASE AUTHORIZED ON 06/28 TRADER JOE'S #661 CHARLOTTESVIL VA S467179477106694 CARD 7300</text:p>
          </table:table-cell>
          <table:table-cell/>
          <table:table-cell office:value-type="string" calcext:value-type="string">
            <text:p>2017-06-29</text:p>
          </table:table-cell>
          <table:table-cell office:value-type="string" calcext:value-type="string">
            <text:p>S46717947710669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3.79" calcext:value-type="float">
            <text:p>-13.7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ILWINS CHARLOTTES</text:p>
          </table:table-cell>
          <table:table-cell office:value-type="string" calcext:value-type="string">
            <text:p>PURCHASE AUTHORIZED ON 06/29 KILWINS CHARLOTTES CHARLOTTESVIL VA S587179859512281 CARD 2686</text:p>
          </table:table-cell>
          <table:table-cell/>
          <table:table-cell office:value-type="string" calcext:value-type="string">
            <text:p>2017-06-30</text:p>
          </table:table-cell>
          <table:table-cell office:value-type="string" calcext:value-type="string">
            <text:p>S5871798595122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21.05" calcext:value-type="float">
            <text:p>-21.05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BEDBATH&amp;BEYOND# 975A</text:p>
          </table:table-cell>
          <table:table-cell office:value-type="string" calcext:value-type="string">
            <text:p>PURCHASE AUTHORIZED ON 06/30 BEDBATH&amp;BEYOND# 975A CHARLOTTESVIL VA P00387181533701954 CARD 7300</text:p>
          </table:table-cell>
          <table:table-cell/>
          <table:table-cell office:value-type="string" calcext:value-type="string">
            <text:p>2017-06-30</text:p>
          </table:table-cell>
          <table:table-cell office:value-type="string" calcext:value-type="string">
            <text:p>P0038718153370195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6.66" calcext:value-type="float">
            <text:p>-6.6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HICK-FIL-A #01856</text:p>
          </table:table-cell>
          <table:table-cell office:value-type="string" calcext:value-type="string">
            <text:p>PURCHASE AUTHORIZED ON 06/30 CHICK-FIL-A #01856 CHARLOTTESVIL VA S587181579889339 CARD 7300</text:p>
          </table:table-cell>
          <table:table-cell/>
          <table:table-cell office:value-type="string" calcext:value-type="string">
            <text:p>2017-07-03</text:p>
          </table:table-cell>
          <table:table-cell office:value-type="string" calcext:value-type="string">
            <text:p>S58718157988933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FOODS OF ALL NATIO</text:p>
          </table:table-cell>
          <table:table-cell office:value-type="string" calcext:value-type="string">
            <text:p>PURCHASE AUTHORIZED ON 06/30 FOODS OF ALL NATIO CHARLOTTESVIL VA S307181763471408 CARD 2686</text:p>
          </table:table-cell>
          <table:table-cell/>
          <table:table-cell office:value-type="string" calcext:value-type="string">
            <text:p>2017-07-03</text:p>
          </table:table-cell>
          <table:table-cell office:value-type="string" calcext:value-type="string">
            <text:p>S30718176347140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.78" calcext:value-type="float">
            <text:p>-3.7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359</text:p>
          </table:table-cell>
          <table:table-cell office:value-type="string" calcext:value-type="string">
            <text:p>PURCHASE AUTHORIZED ON 06/30 KROGER #359 CHARLOTTESVLE VA S387181777120509 CARD 2686</text:p>
          </table:table-cell>
          <table:table-cell/>
          <table:table-cell office:value-type="string" calcext:value-type="string">
            <text:p>2017-07-03</text:p>
          </table:table-cell>
          <table:table-cell office:value-type="string" calcext:value-type="string">
            <text:p>S38718177712050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.77" calcext:value-type="float">
            <text:p>-7.7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ARGET T- 312 Connor D</text:p>
          </table:table-cell>
          <table:table-cell office:value-type="string" calcext:value-type="string">
            <text:p>PURCHASE AUTHORIZED ON 06/30 TARGET T- 312 Connor D Charlottesvil VA P00000000936362497 CARD 7300</text:p>
          </table:table-cell>
          <table:table-cell/>
          <table:table-cell office:value-type="string" calcext:value-type="string">
            <text:p>2017-06-30</text:p>
          </table:table-cell>
          <table:table-cell office:value-type="string" calcext:value-type="string">
            <text:p>P0000000093636249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7.19" calcext:value-type="float">
            <text:p>-57.19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Wal-Mart Super Center</text:p>
          </table:table-cell>
          <table:table-cell office:value-type="string" calcext:value-type="string">
            <text:p>PURCHASE AUTHORIZED ON 06/30 Wal-Mart Super Center CHARLOTTESVIL VA P00000000984761850 CARD 7300</text:p>
          </table:table-cell>
          <table:table-cell/>
          <table:table-cell office:value-type="string" calcext:value-type="string">
            <text:p>2017-06-30</text:p>
          </table:table-cell>
          <table:table-cell office:value-type="string" calcext:value-type="string">
            <text:p>P0000000098476185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2.64" calcext:value-type="float">
            <text:p>-52.6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PURCHASE AUTHORIZED ON 07/01 Amazon.com AMZN.COM/BILL WA S587182531557728 CARD 2686</text:p>
          </table:table-cell>
          <table:table-cell/>
          <table:table-cell office:value-type="string" calcext:value-type="string">
            <text:p>2017-07-03</text:p>
          </table:table-cell>
          <table:table-cell office:value-type="string" calcext:value-type="string">
            <text:p>S58718253155772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MZN.COM/BIL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4.72" calcext:value-type="float">
            <text:p>-14.72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ICK-FIL-A #01856</text:p>
          </table:table-cell>
          <table:table-cell office:value-type="string" calcext:value-type="string">
            <text:p>PURCHASE AUTHORIZED ON 07/01 CHICK-FIL-A #01856 CHARLOTTESVIL VA S467182595154292 CARD 2686</text:p>
          </table:table-cell>
          <table:table-cell/>
          <table:table-cell office:value-type="string" calcext:value-type="string">
            <text:p>2017-07-03</text:p>
          </table:table-cell>
          <table:table-cell office:value-type="string" calcext:value-type="string">
            <text:p>S4671825951542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9.99" calcext:value-type="float">
            <text:p>-59.9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TACYS MUSIC SHOP</text:p>
          </table:table-cell>
          <table:table-cell office:value-type="string" calcext:value-type="string">
            <text:p>PURCHASE AUTHORIZED ON 07/01 STACYS MUSIC SHOP CHARLOTTESVIL VA S587182586197551 CARD 2686</text:p>
          </table:table-cell>
          <table:table-cell/>
          <table:table-cell office:value-type="string" calcext:value-type="string">
            <text:p>2017-07-03</text:p>
          </table:table-cell>
          <table:table-cell office:value-type="string" calcext:value-type="string">
            <text:p>S58718258619755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98.43" calcext:value-type="float">
            <text:p>-98.4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ICKS SPORTING GOO</text:p>
          </table:table-cell>
          <table:table-cell office:value-type="string" calcext:value-type="string">
            <text:p>PURCHASE AUTHORIZED ON 07/02 DICKS SPORTING GOO CHARLOTTESVIL VA S387183633780142 CARD 2686</text:p>
          </table:table-cell>
          <table:table-cell/>
          <table:table-cell office:value-type="string" calcext:value-type="string">
            <text:p>2017-07-03</text:p>
          </table:table-cell>
          <table:table-cell office:value-type="string" calcext:value-type="string">
            <text:p>S38718363378014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3.69" calcext:value-type="float">
            <text:p>-113.6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ICKS SPORTING GOO</text:p>
          </table:table-cell>
          <table:table-cell office:value-type="string" calcext:value-type="string">
            <text:p>PURCHASE AUTHORIZED ON 07/02 DICKS SPORTING GOO CHARLOTTESVIL VA S587183628406764 CARD 2686</text:p>
          </table:table-cell>
          <table:table-cell/>
          <table:table-cell office:value-type="string" calcext:value-type="string">
            <text:p>2017-07-03</text:p>
          </table:table-cell>
          <table:table-cell office:value-type="string" calcext:value-type="string">
            <text:p>S58718362840676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9.73" calcext:value-type="float">
            <text:p>-19.7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FUZZY'S TACO SHOP</text:p>
          </table:table-cell>
          <table:table-cell office:value-type="string" calcext:value-type="string">
            <text:p>PURCHASE AUTHORIZED ON 07/02 FUZZY'S TACO SHOP CHARLOTTESVIL VA S467183589329286 CARD 2686</text:p>
          </table:table-cell>
          <table:table-cell/>
          <table:table-cell office:value-type="string" calcext:value-type="string">
            <text:p>2017-07-03</text:p>
          </table:table-cell>
          <table:table-cell office:value-type="string" calcext:value-type="string">
            <text:p>S4671835893292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1.43" calcext:value-type="float">
            <text:p>-51.4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RADER JOE'S #661</text:p>
          </table:table-cell>
          <table:table-cell office:value-type="string" calcext:value-type="string">
            <text:p>PURCHASE AUTHORIZED ON 07/05 TRADER JOE'S #661 CHARLOTTESVIL VA S587186750853346 CARD 7300</text:p>
          </table:table-cell>
          <table:table-cell/>
          <table:table-cell office:value-type="string" calcext:value-type="string">
            <text:p>2017-07-06</text:p>
          </table:table-cell>
          <table:table-cell office:value-type="string" calcext:value-type="string">
            <text:p>S58718675085334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0.1" calcext:value-type="float">
            <text:p>-10.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WHOLEFDS CHV #10 1797</text:p>
          </table:table-cell>
          <table:table-cell office:value-type="string" calcext:value-type="string">
            <text:p>PURCHASE AUTHORIZED ON 07/05 WHOLEFDS CHV #10 1797 CHARLOTTESVIL VA P00587186542560636 CARD 7300</text:p>
          </table:table-cell>
          <table:table-cell/>
          <table:table-cell office:value-type="string" calcext:value-type="string">
            <text:p>2017-07-05</text:p>
          </table:table-cell>
          <table:table-cell office:value-type="string" calcext:value-type="string">
            <text:p>P005871865425606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0.97" calcext:value-type="float">
            <text:p>-20.9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HE ALLEY LIGHT</text:p>
          </table:table-cell>
          <table:table-cell office:value-type="string" calcext:value-type="string">
            <text:p>PURCHASE AUTHORIZED ON 07/06 THE ALLEY LIGHT CHARLOTTESVIL VA S467188070975026 CARD 7300</text:p>
          </table:table-cell>
          <table:table-cell/>
          <table:table-cell office:value-type="string" calcext:value-type="string">
            <text:p>2017-07-10</text:p>
          </table:table-cell>
          <table:table-cell office:value-type="string" calcext:value-type="string">
            <text:p>S46718807097502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VERITAS WINERY</text:p>
          </table:table-cell>
          <table:table-cell office:value-type="string" calcext:value-type="string">
            <text:p>PURCHASE AUTHORIZED ON 07/06 VERITAS WINERY 877-8773737 VA S587187014087172 CARD 7300</text:p>
          </table:table-cell>
          <table:table-cell/>
          <table:table-cell office:value-type="string" calcext:value-type="string">
            <text:p>2017-07-10</text:p>
          </table:table-cell>
          <table:table-cell office:value-type="string" calcext:value-type="string">
            <text:p>S58718701408717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77-8773737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0.12" calcext:value-type="float">
            <text:p>-20.1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7/08 COSTCO GAS #1184 CHARLOTTESVIL VA S467189535981843 CARD 7300</text:p>
          </table:table-cell>
          <table:table-cell/>
          <table:table-cell office:value-type="string" calcext:value-type="string">
            <text:p>2017-07-10</text:p>
          </table:table-cell>
          <table:table-cell office:value-type="string" calcext:value-type="string">
            <text:p>S46718953598184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7.34" calcext:value-type="float">
            <text:p>-7.3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359</text:p>
          </table:table-cell>
          <table:table-cell office:value-type="string" calcext:value-type="string">
            <text:p>PURCHASE AUTHORIZED ON 07/08 KROGER #359 CHARLOTTESVLE VA S587189797354614 CARD 2686</text:p>
          </table:table-cell>
          <table:table-cell/>
          <table:table-cell office:value-type="string" calcext:value-type="string">
            <text:p>2017-07-10</text:p>
          </table:table-cell>
          <table:table-cell office:value-type="string" calcext:value-type="string">
            <text:p>S58718979735461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.74" calcext:value-type="float">
            <text:p>-8.7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VERITAS WINERY</text:p>
          </table:table-cell>
          <table:table-cell office:value-type="string" calcext:value-type="string">
            <text:p>PURCHASE AUTHORIZED ON 07/08 SQ *VERITAS WINERY Afton VA S387189834334577 CARD 2686</text:p>
          </table:table-cell>
          <table:table-cell/>
          <table:table-cell office:value-type="string" calcext:value-type="string">
            <text:p>2017-07-10</text:p>
          </table:table-cell>
          <table:table-cell office:value-type="string" calcext:value-type="string">
            <text:p>S3871898343345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8.68" calcext:value-type="float">
            <text:p>-28.6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5GUYS 0020 QSR</text:p>
          </table:table-cell>
          <table:table-cell office:value-type="string" calcext:value-type="string">
            <text:p>PURCHASE AUTHORIZED ON 07/09 5GUYS 0020 QSR CHARLOTTESVIL VA S307190592509454 CARD 2686</text:p>
          </table:table-cell>
          <table:table-cell/>
          <table:table-cell office:value-type="string" calcext:value-type="string">
            <text:p>2017-07-11</text:p>
          </table:table-cell>
          <table:table-cell office:value-type="string" calcext:value-type="string">
            <text:p>S30719059250945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0.81" calcext:value-type="float">
            <text:p>-10.8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BARNES &amp; NOBLE #25</text:p>
          </table:table-cell>
          <table:table-cell office:value-type="string" calcext:value-type="string">
            <text:p>PURCHASE AUTHORIZED ON 07/09 BARNES &amp; NOBLE #25 CHARLOTTESVIL VA S387190732408501 CARD 2686</text:p>
          </table:table-cell>
          <table:table-cell/>
          <table:table-cell office:value-type="string" calcext:value-type="string">
            <text:p>2017-07-11</text:p>
          </table:table-cell>
          <table:table-cell office:value-type="string" calcext:value-type="string">
            <text:p>S3871907324085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01.02" calcext:value-type="float">
            <text:p>-101.02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HARRIS TEETER #017</text:p>
          </table:table-cell>
          <table:table-cell office:value-type="string" calcext:value-type="string">
            <text:p>PURCHASE AUTHORIZED ON 07/09 HARRIS TEETER #017 CHARLOTTESVIL VA S307190862117660 CARD 2686</text:p>
          </table:table-cell>
          <table:table-cell/>
          <table:table-cell office:value-type="string" calcext:value-type="string">
            <text:p>2017-07-10</text:p>
          </table:table-cell>
          <table:table-cell office:value-type="string" calcext:value-type="string">
            <text:p>S3071908621176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359</text:p>
          </table:table-cell>
          <table:table-cell office:value-type="string" calcext:value-type="string">
            <text:p>PURCHASE AUTHORIZED ON 07/09 KROGER #359 CHARLOTTESVLE VA S307191008182861 CARD 2686</text:p>
          </table:table-cell>
          <table:table-cell/>
          <table:table-cell office:value-type="string" calcext:value-type="string">
            <text:p>2017-07-10</text:p>
          </table:table-cell>
          <table:table-cell office:value-type="string" calcext:value-type="string">
            <text:p>S30719100818286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.59" calcext:value-type="float">
            <text:p>-1.5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REDBOX *DVD RENTAL</text:p>
          </table:table-cell>
          <table:table-cell office:value-type="string" calcext:value-type="string">
            <text:p>PURCHASE AUTHORIZED ON 07/09 REDBOX *DVD RENTAL OAKBROOK TER IL S307190863725862 CARD 2686</text:p>
          </table:table-cell>
          <table:table-cell/>
          <table:table-cell office:value-type="string" calcext:value-type="string">
            <text:p>2017-07-11</text:p>
          </table:table-cell>
          <table:table-cell office:value-type="string" calcext:value-type="string">
            <text:p>S3071908637258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AKBROOK TER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4.59" calcext:value-type="float">
            <text:p>-24.5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NOODLES &amp; CO 459</text:p>
          </table:table-cell>
          <table:table-cell office:value-type="string" calcext:value-type="string">
            <text:p>PURCHASE AUTHORIZED ON 07/11 NOODLES &amp; CO 459 CHARLOTTESVIL VA S587192839585963 CARD 2686</text:p>
          </table:table-cell>
          <table:table-cell/>
          <table:table-cell office:value-type="string" calcext:value-type="string">
            <text:p>2017-07-12</text:p>
          </table:table-cell>
          <table:table-cell office:value-type="string" calcext:value-type="string">
            <text:p>S58719283958596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3.11" calcext:value-type="float">
            <text:p>-23.1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TRADER JOE'S #661</text:p>
          </table:table-cell>
          <table:table-cell office:value-type="string" calcext:value-type="string">
            <text:p>PURCHASE AUTHORIZED ON 07/11 TRADER JOE'S #661 CHARLOTTESVIL VA S467192837100866 CARD 2686</text:p>
          </table:table-cell>
          <table:table-cell/>
          <table:table-cell office:value-type="string" calcext:value-type="string">
            <text:p>2017-07-12</text:p>
          </table:table-cell>
          <table:table-cell office:value-type="string" calcext:value-type="string">
            <text:p>S46719283710086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50.13" calcext:value-type="float">
            <text:p>-50.1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PURCHASE AUTHORIZED ON 07/12 AIRBNB 855-424-7262 CA S387193445908907 CARD 7300</text:p>
          </table:table-cell>
          <table:table-cell/>
          <table:table-cell office:value-type="string" calcext:value-type="string">
            <text:p>2017-07-13</text:p>
          </table:table-cell>
          <table:table-cell office:value-type="string" calcext:value-type="string">
            <text:p>S38719344590890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55-424-7262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48.51" calcext:value-type="float">
            <text:p>-248.5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PURCHASE AUTHORIZED ON 07/12 AIRBNB 855-424-7262 CA S467193080562160 CARD 7300</text:p>
          </table:table-cell>
          <table:table-cell/>
          <table:table-cell office:value-type="string" calcext:value-type="string">
            <text:p>2017-07-12</text:p>
          </table:table-cell>
          <table:table-cell office:value-type="string" calcext:value-type="string">
            <text:p>S4671930805621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55-424-7262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70.73" calcext:value-type="float">
            <text:p>-170.7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PURCHASE AUTHORIZED ON 07/12 AIRBNB 855-424-7262 CA S467193450929116 CARD 7300</text:p>
          </table:table-cell>
          <table:table-cell/>
          <table:table-cell office:value-type="string" calcext:value-type="string">
            <text:p>2017-07-13</text:p>
          </table:table-cell>
          <table:table-cell office:value-type="string" calcext:value-type="string">
            <text:p>S4671934509291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55-424-7262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28.89" calcext:value-type="float">
            <text:p>-128.89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PURCHASE AUTHORIZED ON 07/12 AIRBNB 855-424-7262 CA S587193078552287 CARD 7300</text:p>
          </table:table-cell>
          <table:table-cell/>
          <table:table-cell office:value-type="string" calcext:value-type="string">
            <text:p>2017-07-12</text:p>
          </table:table-cell>
          <table:table-cell office:value-type="string" calcext:value-type="string">
            <text:p>S58719307855228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55-424-7262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337.86" calcext:value-type="float">
            <text:p>-337.8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PURCHASE AUTHORIZED ON 07/12 AIRBNB 855-424-7262 CA S587193085770877 CARD 7300</text:p>
          </table:table-cell>
          <table:table-cell/>
          <table:table-cell office:value-type="string" calcext:value-type="string">
            <text:p>2017-07-12</text:p>
          </table:table-cell>
          <table:table-cell office:value-type="string" calcext:value-type="string">
            <text:p>S5871930857708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55-424-7262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6.61" calcext:value-type="float">
            <text:p>-16.6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EDONA TAPHOUSE</text:p>
          </table:table-cell>
          <table:table-cell office:value-type="string" calcext:value-type="string">
            <text:p>PURCHASE AUTHORIZED ON 07/13 SEDONA TAPHOUSE CHARLOTTESVIL VA S467195038749023 CARD 7300</text:p>
          </table:table-cell>
          <table:table-cell/>
          <table:table-cell office:value-type="string" calcext:value-type="string">
            <text:p>2017-07-17</text:p>
          </table:table-cell>
          <table:table-cell office:value-type="string" calcext:value-type="string">
            <text:p>S46719503874902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.85" calcext:value-type="float">
            <text:p>-4.8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BODOS BAGELS</text:p>
          </table:table-cell>
          <table:table-cell office:value-type="string" calcext:value-type="string">
            <text:p>PURCHASE AUTHORIZED ON 07/14 BODOS BAGELS CHARLOTTESVIL VA S587195394628169 CARD 2686</text:p>
          </table:table-cell>
          <table:table-cell/>
          <table:table-cell office:value-type="string" calcext:value-type="string">
            <text:p>2017-07-17</text:p>
          </table:table-cell>
          <table:table-cell office:value-type="string" calcext:value-type="string">
            <text:p>S5871953946281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9.65" calcext:value-type="float">
            <text:p>-9.65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ROOTS NATURAL KITC</text:p>
          </table:table-cell>
          <table:table-cell office:value-type="string" calcext:value-type="string">
            <text:p>PURCHASE AUTHORIZED ON 07/14 ROOTS NATURAL KITC CHARLOTTESVIL VA S307195612180857 CARD 7300</text:p>
          </table:table-cell>
          <table:table-cell/>
          <table:table-cell office:value-type="string" calcext:value-type="string">
            <text:p>2017-07-17</text:p>
          </table:table-cell>
          <table:table-cell office:value-type="string" calcext:value-type="string">
            <text:p>S30719561218085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5.11" calcext:value-type="float">
            <text:p>-5.1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KROGER 1159 EMMET S</text:p>
          </table:table-cell>
          <table:table-cell office:value-type="string" calcext:value-type="string">
            <text:p>PURCHASE AUTHORIZED ON 07/15 KROGER 1159 EMMET S CHARLOTTESVIL VA P00000000250992194 CARD 7300</text:p>
          </table:table-cell>
          <table:table-cell/>
          <table:table-cell office:value-type="string" calcext:value-type="string">
            <text:p>2017-07-17</text:p>
          </table:table-cell>
          <table:table-cell office:value-type="string" calcext:value-type="string">
            <text:p>P0000000025099219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8.17" calcext:value-type="float">
            <text:p>-8.17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PURCHASE AUTHORIZED ON 07/16 Amazon.com AMZN.COM/BILL WA S467194444230318 CARD 2686</text:p>
          </table:table-cell>
          <table:table-cell/>
          <table:table-cell office:value-type="string" calcext:value-type="string">
            <text:p>2017-07-17</text:p>
          </table:table-cell>
          <table:table-cell office:value-type="string" calcext:value-type="string">
            <text:p>S46719444423031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MZN.COM/BILL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0.04" calcext:value-type="float">
            <text:p>-20.0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7/17 COSTCO GAS #1184 CHARLOTTESVIL VA S587198470081999 CARD 7300</text:p>
          </table:table-cell>
          <table:table-cell/>
          <table:table-cell office:value-type="string" calcext:value-type="string">
            <text:p>2017-07-18</text:p>
          </table:table-cell>
          <table:table-cell office:value-type="string" calcext:value-type="string">
            <text:p>S58719847008199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4" calcext:value-type="float">
            <text:p>-1.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VS/PHARMACY #01 01553</text:p>
          </table:table-cell>
          <table:table-cell office:value-type="string" calcext:value-type="string">
            <text:p>PURCHASE AUTHORIZED ON 07/17 CVS/PHARMACY #01 01553 WAYNESBORO VA P00587198609278725 CARD 7300</text:p>
          </table:table-cell>
          <table:table-cell/>
          <table:table-cell office:value-type="string" calcext:value-type="string">
            <text:p>2017-07-17</text:p>
          </table:table-cell>
          <table:table-cell office:value-type="string" calcext:value-type="string">
            <text:p>P0058719860927872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.52" calcext:value-type="float">
            <text:p>-7.52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AIRY QUEEN #15163</text:p>
          </table:table-cell>
          <table:table-cell office:value-type="string" calcext:value-type="string">
            <text:p>PURCHASE AUTHORIZED ON 07/17 DAIRY QUEEN #15163 CHARLOTTESVIL VA S587199041963508 CARD 2686</text:p>
          </table:table-cell>
          <table:table-cell/>
          <table:table-cell office:value-type="string" calcext:value-type="string">
            <text:p>2017-07-19</text:p>
          </table:table-cell>
          <table:table-cell office:value-type="string" calcext:value-type="string">
            <text:p>S58719904196350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52.21" calcext:value-type="float">
            <text:p>-52.2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KROGER 1159 EMMET S</text:p>
          </table:table-cell>
          <table:table-cell office:value-type="string" calcext:value-type="string">
            <text:p>PURCHASE AUTHORIZED ON 07/17 KROGER 1159 EMMET S CHARLOTTESVIL VA P00000000452273888 CARD 7300</text:p>
          </table:table-cell>
          <table:table-cell/>
          <table:table-cell office:value-type="string" calcext:value-type="string">
            <text:p>2017-07-17</text:p>
          </table:table-cell>
          <table:table-cell office:value-type="string" calcext:value-type="string">
            <text:p>P000000004522738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0.28" calcext:value-type="float">
            <text:p>-10.2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TAIWAN GARDEN</text:p>
          </table:table-cell>
          <table:table-cell office:value-type="string" calcext:value-type="string">
            <text:p>PURCHASE AUTHORIZED ON 07/17 TAIWAN GARDEN CHARLOTTESVIL VA S467198634715366 CARD 2686</text:p>
          </table:table-cell>
          <table:table-cell/>
          <table:table-cell office:value-type="string" calcext:value-type="string">
            <text:p>2017-07-18</text:p>
          </table:table-cell>
          <table:table-cell office:value-type="string" calcext:value-type="string">
            <text:p>S46719863471536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1.06" calcext:value-type="float">
            <text:p>-21.0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TARGET 0001</text:p>
          </table:table-cell>
          <table:table-cell office:value-type="string" calcext:value-type="string">
            <text:p>PURCHASE AUTHORIZED ON 07/17 TARGET 0001 CHARLOTTESVIL VA S467199036756297 CARD 2686</text:p>
          </table:table-cell>
          <table:table-cell/>
          <table:table-cell office:value-type="string" calcext:value-type="string">
            <text:p>2017-07-19</text:p>
          </table:table-cell>
          <table:table-cell office:value-type="string" calcext:value-type="string">
            <text:p>S46719903675629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.13" calcext:value-type="float">
            <text:p>-6.1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RADER JOE'S #661</text:p>
          </table:table-cell>
          <table:table-cell office:value-type="string" calcext:value-type="string">
            <text:p>PURCHASE AUTHORIZED ON 07/17 TRADER JOE'S #661 CHARLOTTESVIL VA S307198476793375 CARD 7300</text:p>
          </table:table-cell>
          <table:table-cell/>
          <table:table-cell office:value-type="string" calcext:value-type="string">
            <text:p>2017-07-18</text:p>
          </table:table-cell>
          <table:table-cell office:value-type="string" calcext:value-type="string">
            <text:p>S30719847679337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.7" calcext:value-type="float">
            <text:p>-7.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WHOLEFDS CHV #10 1797</text:p>
          </table:table-cell>
          <table:table-cell office:value-type="string" calcext:value-type="string">
            <text:p>PURCHASE AUTHORIZED ON 07/19 WHOLEFDS CHV #10 1797 CHARLOTTESVIL VA P00467200559489700 CARD 7300</text:p>
          </table:table-cell>
          <table:table-cell/>
          <table:table-cell office:value-type="string" calcext:value-type="string">
            <text:p>2017-07-19</text:p>
          </table:table-cell>
          <table:table-cell office:value-type="string" calcext:value-type="string">
            <text:p>P004672005594897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.01" calcext:value-type="float">
            <text:p>-6.0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Q *COFFEE BAR</text:p>
          </table:table-cell>
          <table:table-cell office:value-type="string" calcext:value-type="string">
            <text:p>PURCHASE AUTHORIZED ON 07/20 SQ *COFFEE BAR CHARLOTTESVIL VA S387201512860447 CARD 7300</text:p>
          </table:table-cell>
          <table:table-cell/>
          <table:table-cell office:value-type="string" calcext:value-type="string">
            <text:p>2017-07-21</text:p>
          </table:table-cell>
          <table:table-cell office:value-type="string" calcext:value-type="string">
            <text:p>S38720151286044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2.05" calcext:value-type="float">
            <text:p>-22.0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MELLOW MUSHROOMCHV</text:p>
          </table:table-cell>
          <table:table-cell office:value-type="string" calcext:value-type="string">
            <text:p>PURCHASE AUTHORIZED ON 07/21 MELLOW MUSHROOMCHV CHARLOTTESVIL VA S307202822100089 CARD 2686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3072028221000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.59" calcext:value-type="float">
            <text:p>-1.5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REDBOX *DVD RENTAL</text:p>
          </table:table-cell>
          <table:table-cell office:value-type="string" calcext:value-type="string">
            <text:p>PURCHASE AUTHORIZED ON 07/21 REDBOX *DVD RENTAL OAKBROOK TER IL S587202813420954 CARD 2686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58720281342095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AKBROOK TER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8.76" calcext:value-type="float">
            <text:p>-18.7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ICK-FIL-A #01856</text:p>
          </table:table-cell>
          <table:table-cell office:value-type="string" calcext:value-type="string">
            <text:p>PURCHASE AUTHORIZED ON 07/22 CHICK-FIL-A #01856 CHARLOTTESVIL VA S587203603516620 CARD 2686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58720360351662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.85" calcext:value-type="float">
            <text:p>-16.85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IRCA INC</text:p>
          </table:table-cell>
          <table:table-cell office:value-type="string" calcext:value-type="string">
            <text:p>PURCHASE AUTHORIZED ON 07/22 CIRCA INC CHARLOTTESVIL VA S307203765659706 CARD 7300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30720376565970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.32" calcext:value-type="float">
            <text:p>-6.3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IRCA INC</text:p>
          </table:table-cell>
          <table:table-cell office:value-type="string" calcext:value-type="string">
            <text:p>PURCHASE AUTHORIZED ON 07/22 CIRCA INC CHARLOTTESVIL VA S587203759941817 CARD 7300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5872037599418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8.42" calcext:value-type="float">
            <text:p>-28.4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FIFTH SEASON GARDENING</text:p>
          </table:table-cell>
          <table:table-cell office:value-type="string" calcext:value-type="string">
            <text:p>PURCHASE AUTHORIZED ON 07/22 FIFTH SEASON GARDENING CHARLOTTESVIL VA P00000000086627745 CARD 7300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P0000000008662774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8.84" calcext:value-type="float">
            <text:p>-28.8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LOWES #00517*</text:p>
          </table:table-cell>
          <table:table-cell office:value-type="string" calcext:value-type="string">
            <text:p>PURCHASE AUTHORIZED ON 07/22 LOWES #00517* CHARLOTTESVIL VA S587203649353016 CARD 2686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5872036493530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2.1" calcext:value-type="float">
            <text:p>-42.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MARSHALLS U.S. RTE. 29</text:p>
          </table:table-cell>
          <table:table-cell office:value-type="string" calcext:value-type="string">
            <text:p>PURCHASE AUTHORIZED ON 07/22 MARSHALLS U.S. RTE. 29 CHARLOTTESVIL VA P00000000935285984 CARD 7300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P000000009352859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1.6" calcext:value-type="float">
            <text:p>-21.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Q *THE BROW HOUSE</text:p>
          </table:table-cell>
          <table:table-cell office:value-type="string" calcext:value-type="string">
            <text:p>PURCHASE AUTHORIZED ON 07/22 SQ *THE BROW HOUSE CHARLOTTESVIL VA S467203705423055 CARD 7300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46720370542305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5.63" calcext:value-type="float">
            <text:p>-75.6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TARGET 0001</text:p>
          </table:table-cell>
          <table:table-cell office:value-type="string" calcext:value-type="string">
            <text:p>PURCHASE AUTHORIZED ON 07/22 TARGET 0001 CHARLOTTESVIL VA S467203672962121 CARD 2686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46720367296212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5.74" calcext:value-type="float">
            <text:p>-15.7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THE CARVING BOARD</text:p>
          </table:table-cell>
          <table:table-cell office:value-type="string" calcext:value-type="string">
            <text:p>PURCHASE AUTHORIZED ON 07/22 THE CARVING BOARD CHARLOTTESVIL VA S307202591534990 CARD 2686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3072025915349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8.3" calcext:value-type="float">
            <text:p>-38.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TicketsToday*Jeffe</text:p>
          </table:table-cell>
          <table:table-cell office:value-type="string" calcext:value-type="string">
            <text:p>PURCHASE AUTHORIZED ON 07/22 TicketsToday*Jeffe 800-594-8499 VA S467202557038549 CARD 2686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46720255703854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00-594-8499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9.48" calcext:value-type="float">
            <text:p>-9.4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FTON MOUNTAIN VIN</text:p>
          </table:table-cell>
          <table:table-cell office:value-type="string" calcext:value-type="string">
            <text:p>PURCHASE AUTHORIZED ON 07/23 AFTON MOUNTAIN VIN AFTON VA S467204712266177 CARD 7300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46720471226617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8.1" calcext:value-type="float">
            <text:p>-18.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7/23 COSTCO GAS #1184 CHARLOTTESVIL VA S387204779312569 CARD 2686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3872047793125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50.78" calcext:value-type="float">
            <text:p>-150.7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239</text:p>
          </table:table-cell>
          <table:table-cell office:value-type="string" calcext:value-type="string">
            <text:p>PURCHASE AUTHORIZED ON 07/23 KROGER #239 CHARLOTTSVILL VA S307204823208403 CARD 2686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S30720482320840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SVILL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4.6" calcext:value-type="float">
            <text:p>-4.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359</text:p>
          </table:table-cell>
          <table:table-cell office:value-type="string" calcext:value-type="string">
            <text:p>PURCHASE AUTHORIZED ON 07/23 KROGER #359 CHARLOTTESVLE VA S307205095477146 CARD 2686</text:p>
          </table:table-cell>
          <table:table-cell/>
          <table:table-cell office:value-type="string" calcext:value-type="string">
            <text:p>2017-07-25</text:p>
          </table:table-cell>
          <table:table-cell office:value-type="string" calcext:value-type="string">
            <text:p>S30720509547714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9.92" calcext:value-type="float">
            <text:p>-19.92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7/24 COSTCO GAS #1184 CHARLOTTESVIL VA S307205794834285 CARD 2686</text:p>
          </table:table-cell>
          <table:table-cell/>
          <table:table-cell office:value-type="string" calcext:value-type="string">
            <text:p>2017-07-25</text:p>
          </table:table-cell>
          <table:table-cell office:value-type="string" calcext:value-type="string">
            <text:p>S30720579483428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3.66" calcext:value-type="float">
            <text:p>-13.6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HE HOME DEPOT #4654</text:p>
          </table:table-cell>
          <table:table-cell office:value-type="string" calcext:value-type="string">
            <text:p>PURCHASE AUTHORIZED ON 07/24 THE HOME DEPOT #4654 WAYNESBORO VA P00587205791515761 CARD 7300</text:p>
          </table:table-cell>
          <table:table-cell/>
          <table:table-cell office:value-type="string" calcext:value-type="string">
            <text:p>2017-07-24</text:p>
          </table:table-cell>
          <table:table-cell office:value-type="string" calcext:value-type="string">
            <text:p>P0058720579151576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99" calcext:value-type="float">
            <text:p>-0.99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APL* ITUNES.COM/BI</text:p>
          </table:table-cell>
          <table:table-cell office:value-type="string" calcext:value-type="string">
            <text:p>PURCHASE AUTHORIZED ON 07/26 APL* ITUNES.COM/BI 866-712-7753 CA S467206727359551 CARD 7300</text:p>
          </table:table-cell>
          <table:table-cell/>
          <table:table-cell office:value-type="string" calcext:value-type="string">
            <text:p>2017-07-26</text:p>
          </table:table-cell>
          <table:table-cell office:value-type="string" calcext:value-type="string">
            <text:p>S46720672735955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66-712-7753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6.52" calcext:value-type="float">
            <text:p>-36.5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LOWES #00517*</text:p>
          </table:table-cell>
          <table:table-cell office:value-type="string" calcext:value-type="string">
            <text:p>PURCHASE AUTHORIZED ON 07/26 LOWES #00517* CHARLOTTESVIL VA S467207750934225 CARD 7300</text:p>
          </table:table-cell>
          <table:table-cell/>
          <table:table-cell office:value-type="string" calcext:value-type="string">
            <text:p>2017-07-28</text:p>
          </table:table-cell>
          <table:table-cell office:value-type="string" calcext:value-type="string">
            <text:p>S46720775093422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MOXIE HAIR LOUNGE</text:p>
          </table:table-cell>
          <table:table-cell office:value-type="string" calcext:value-type="string">
            <text:p>PURCHASE AUTHORIZED ON 07/26 MOXIE HAIR LOUNGE CHARLOTTESVIL VA S587206679172887 CARD 7300</text:p>
          </table:table-cell>
          <table:table-cell/>
          <table:table-cell office:value-type="string" calcext:value-type="string">
            <text:p>2017-07-26</text:p>
          </table:table-cell>
          <table:table-cell office:value-type="string" calcext:value-type="string">
            <text:p>S58720667917288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2.94" calcext:value-type="float">
            <text:p>-22.9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BRAZOS TACOS</text:p>
          </table:table-cell>
          <table:table-cell office:value-type="string" calcext:value-type="string">
            <text:p>PURCHASE AUTHORIZED ON 07/26 SQ *BRAZOS TACOS CHARLOTTESVIL VA S307207816737532 CARD 2686</text:p>
          </table:table-cell>
          <table:table-cell/>
          <table:table-cell office:value-type="string" calcext:value-type="string">
            <text:p>2017-07-27</text:p>
          </table:table-cell>
          <table:table-cell office:value-type="string" calcext:value-type="string">
            <text:p>S3072078167375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0.01" calcext:value-type="float">
            <text:p>-10.0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HARRIS TEETER #017</text:p>
          </table:table-cell>
          <table:table-cell office:value-type="string" calcext:value-type="string">
            <text:p>PURCHASE AUTHORIZED ON 07/27 HARRIS TEETER #017 CHARLOTTESVIL VA S307208808667788 CARD 7300</text:p>
          </table:table-cell>
          <table:table-cell/>
          <table:table-cell office:value-type="string" calcext:value-type="string">
            <text:p>2017-07-28</text:p>
          </table:table-cell>
          <table:table-cell office:value-type="string" calcext:value-type="string">
            <text:p>S30720880866778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7.65" calcext:value-type="float">
            <text:p>-7.6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COFFEE BAR</text:p>
          </table:table-cell>
          <table:table-cell office:value-type="string" calcext:value-type="string">
            <text:p>PURCHASE AUTHORIZED ON 07/27 SQ *COFFEE BAR CHARLOTTESVIL VA S387208472205756 CARD 2686</text:p>
          </table:table-cell>
          <table:table-cell/>
          <table:table-cell office:value-type="string" calcext:value-type="string">
            <text:p>2017-07-28</text:p>
          </table:table-cell>
          <table:table-cell office:value-type="string" calcext:value-type="string">
            <text:p>S38720847220575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3.39" calcext:value-type="float">
            <text:p>-13.3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LAMO DRAFTHOUSE C</text:p>
          </table:table-cell>
          <table:table-cell office:value-type="string" calcext:value-type="string">
            <text:p>PURCHASE AUTHORIZED ON 07/28 ALAMO DRAFTHOUSE C CHARLOTTESVIL VA S587209569264869 CARD 2686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S5872095692648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.85" calcext:value-type="float">
            <text:p>-4.8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BODOS BAGELS</text:p>
          </table:table-cell>
          <table:table-cell office:value-type="string" calcext:value-type="string">
            <text:p>PURCHASE AUTHORIZED ON 07/28 BODOS BAGELS CHARLOTTESVIL VA S467209388607170 CARD 2686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S4672093886071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9.87" calcext:value-type="float">
            <text:p>-9.87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FUZZY'S TACO SHOP</text:p>
          </table:table-cell>
          <table:table-cell office:value-type="string" calcext:value-type="string">
            <text:p>PURCHASE AUTHORIZED ON 07/28 FUZZY'S TACO SHOP CHARLOTTESVIL VA S387209800112937 CARD 2686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S38720980011293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.59" calcext:value-type="float">
            <text:p>-1.59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REDBOX *DVD RENTAL</text:p>
          </table:table-cell>
          <table:table-cell office:value-type="string" calcext:value-type="string">
            <text:p>PURCHASE AUTHORIZED ON 07/28 REDBOX *DVD RENTAL OAKBROOK TER IL S387209732486922 CARD 7300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S3872097324869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AKBROOK TER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7.89" calcext:value-type="float">
            <text:p>-17.89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ULTA # 440</text:p>
          </table:table-cell>
          <table:table-cell office:value-type="string" calcext:value-type="string">
            <text:p>PURCHASE AUTHORIZED ON 07/28 ULTA # 440 CHARLOTTESVIL VA P00000000475637084 CARD 7300</text:p>
          </table:table-cell>
          <table:table-cell/>
          <table:table-cell office:value-type="string" calcext:value-type="string">
            <text:p>2017-07-28</text:p>
          </table:table-cell>
          <table:table-cell office:value-type="string" calcext:value-type="string">
            <text:p>P000000004756370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.95" calcext:value-type="float">
            <text:p>-14.9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ICK-FIL-A #01856</text:p>
          </table:table-cell>
          <table:table-cell office:value-type="string" calcext:value-type="string">
            <text:p>PURCHASE AUTHORIZED ON 07/29 CHICK-FIL-A #01856 CHARLOTTESVIL VA S467210658124827 CARD 2686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S46721065812482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.05" calcext:value-type="float">
            <text:p>-2.0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334</text:p>
          </table:table-cell>
          <table:table-cell office:value-type="string" calcext:value-type="string">
            <text:p>PURCHASE AUTHORIZED ON 07/30 KROGER #334 CHARLOTTESVIL VA S587211634706882 CARD 2686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S58721163470688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7.15" calcext:value-type="float">
            <text:p>-47.1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LOWES #00517*</text:p>
          </table:table-cell>
          <table:table-cell office:value-type="string" calcext:value-type="string">
            <text:p>PURCHASE AUTHORIZED ON 07/30 LOWES #00517* CHARLOTTESVIL VA S387211648799217 CARD 2686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S3872116487992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2.98" calcext:value-type="float">
            <text:p>-12.9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MCDONALD'S F3407</text:p>
          </table:table-cell>
          <table:table-cell office:value-type="string" calcext:value-type="string">
            <text:p>PURCHASE AUTHORIZED ON 07/30 MCDONALD'S F3407 CHARLOTTESVIL VA S467211658455879 CARD 2686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S46721165845587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9.74" calcext:value-type="float">
            <text:p>-19.7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7/31 COSTCO GAS #1184 CHARLOTTESVIL VA S307212586004567 CARD 7300</text:p>
          </table:table-cell>
          <table:table-cell/>
          <table:table-cell office:value-type="string" calcext:value-type="string">
            <text:p>2017-08-01</text:p>
          </table:table-cell>
          <table:table-cell office:value-type="string" calcext:value-type="string">
            <text:p>S3072125860045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62.02" calcext:value-type="float">
            <text:p>-62.0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HARRIS TEETER #017</text:p>
          </table:table-cell>
          <table:table-cell office:value-type="string" calcext:value-type="string">
            <text:p>PURCHASE AUTHORIZED ON 07/31 HARRIS TEETER #017 CHARLOTTESVIL VA S307212823112522 CARD 7300</text:p>
          </table:table-cell>
          <table:table-cell/>
          <table:table-cell office:value-type="string" calcext:value-type="string">
            <text:p>2017-08-01</text:p>
          </table:table-cell>
          <table:table-cell office:value-type="string" calcext:value-type="string">
            <text:p>S3072128231125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49.48" calcext:value-type="float">
            <text:p>-49.4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OLD NAVY US 6183</text:p>
          </table:table-cell>
          <table:table-cell office:value-type="string" calcext:value-type="string">
            <text:p>PURCHASE AUTHORIZED ON 07/31 OLD NAVY US 6183 CHARLOTTESVIL VA S307212813969550 CARD 7300</text:p>
          </table:table-cell>
          <table:table-cell/>
          <table:table-cell office:value-type="string" calcext:value-type="string">
            <text:p>2017-08-01</text:p>
          </table:table-cell>
          <table:table-cell office:value-type="string" calcext:value-type="string">
            <text:p>S30721281396955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.23" calcext:value-type="float">
            <text:p>-2.2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HE FRENCH PRESS V</text:p>
          </table:table-cell>
          <table:table-cell office:value-type="string" calcext:value-type="string">
            <text:p>PURCHASE AUTHORIZED ON 07/31 THE FRENCH PRESS V WAYNESBORO VA S467212608006262 CARD 7300</text:p>
          </table:table-cell>
          <table:table-cell/>
          <table:table-cell office:value-type="string" calcext:value-type="string">
            <text:p>2017-08-01</text:p>
          </table:table-cell>
          <table:table-cell office:value-type="string" calcext:value-type="string">
            <text:p>S4672126080062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34.78" calcext:value-type="float">
            <text:p>-134.7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MADEWELL #1254</text:p>
          </table:table-cell>
          <table:table-cell office:value-type="string" calcext:value-type="string">
            <text:p>PURCHASE AUTHORIZED ON 08/01 MADEWELL #1254 CHARLOTTESVIL VA P00000000079030152 CARD 7300</text:p>
          </table:table-cell>
          <table:table-cell/>
          <table:table-cell office:value-type="string" calcext:value-type="string">
            <text:p>2017-08-01</text:p>
          </table:table-cell>
          <table:table-cell office:value-type="string" calcext:value-type="string">
            <text:p>P0000000007903015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26.4" calcext:value-type="float">
            <text:p>-226.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HACOS.COM</text:p>
          </table:table-cell>
          <table:table-cell office:value-type="string" calcext:value-type="string">
            <text:p>PURCHASE AUTHORIZED ON 08/02 CHACOS.COM 888-211-1908 MI S307213091334937 CARD 7300</text:p>
          </table:table-cell>
          <table:table-cell/>
          <table:table-cell office:value-type="string" calcext:value-type="string">
            <text:p>2017-08-03</text:p>
          </table:table-cell>
          <table:table-cell office:value-type="string" calcext:value-type="string">
            <text:p>S30721309133493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88-211-1908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4.73" calcext:value-type="float">
            <text:p>-14.7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ICK-FIL-A #03187</text:p>
          </table:table-cell>
          <table:table-cell office:value-type="string" calcext:value-type="string">
            <text:p>PURCHASE AUTHORIZED ON 08/02 CHICK-FIL-A #03187 CHARLOTTESVLE VA S387214801978158 CARD 2686</text:p>
          </table:table-cell>
          <table:table-cell/>
          <table:table-cell office:value-type="string" calcext:value-type="string">
            <text:p>2017-08-04</text:p>
          </table:table-cell>
          <table:table-cell office:value-type="string" calcext:value-type="string">
            <text:p>S38721480197815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SKYLINE CLEANERS</text:p>
          </table:table-cell>
          <table:table-cell office:value-type="string" calcext:value-type="string">
            <text:p>PURCHASE AUTHORIZED ON 08/02 SKYLINE CLEANERS CHARLOTTESVIL VA S307214752368341 CARD 7300</text:p>
          </table:table-cell>
          <table:table-cell/>
          <table:table-cell office:value-type="string" calcext:value-type="string">
            <text:p>2017-08-03</text:p>
          </table:table-cell>
          <table:table-cell office:value-type="string" calcext:value-type="string">
            <text:p>S30721475236834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7.16" calcext:value-type="float">
            <text:p>-7.1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WHOLEFDS CHV #10 1797</text:p>
          </table:table-cell>
          <table:table-cell office:value-type="string" calcext:value-type="string">
            <text:p>PURCHASE AUTHORIZED ON 08/02 WHOLEFDS CHV #10 1797 CHARLOTTESVIL VA P00307214495554618 CARD 7300</text:p>
          </table:table-cell>
          <table:table-cell/>
          <table:table-cell office:value-type="string" calcext:value-type="string">
            <text:p>2017-08-02</text:p>
          </table:table-cell>
          <table:table-cell office:value-type="string" calcext:value-type="string">
            <text:p>P0030721449555461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6" calcext:value-type="float">
            <text:p>-3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GOOGLE *Domains</text:p>
          </table:table-cell>
          <table:table-cell office:value-type="string" calcext:value-type="string">
            <text:p>PURCHASE AUTHORIZED ON 08/03 GOOGLE *Domains g.co/helppay# CA S307215083324236 CARD 2686</text:p>
          </table:table-cell>
          <table:table-cell/>
          <table:table-cell office:value-type="string" calcext:value-type="string">
            <text:p>2017-08-04</text:p>
          </table:table-cell>
          <table:table-cell office:value-type="string" calcext:value-type="string">
            <text:p>S3072150833242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g.co/helppay#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81.08" calcext:value-type="float">
            <text:p>-81.0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GREAT OUTDOOR PROV</text:p>
          </table:table-cell>
          <table:table-cell office:value-type="string" calcext:value-type="string">
            <text:p>PURCHASE AUTHORIZED ON 08/03 GREAT OUTDOOR PROV CHARLOTTSVILL VA S587216032467967 CARD 7300</text:p>
          </table:table-cell>
          <table:table-cell/>
          <table:table-cell office:value-type="string" calcext:value-type="string">
            <text:p>2017-08-04</text:p>
          </table:table-cell>
          <table:table-cell office:value-type="string" calcext:value-type="string">
            <text:p>S58721603246796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SVILL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8.47" calcext:value-type="float">
            <text:p>-8.47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COFFEE BAR</text:p>
          </table:table-cell>
          <table:table-cell office:value-type="string" calcext:value-type="string">
            <text:p>PURCHASE AUTHORIZED ON 08/03 SQ *COFFEE BAR CHARLOTTESVIL VA S307215474145673 CARD 2686</text:p>
          </table:table-cell>
          <table:table-cell/>
          <table:table-cell office:value-type="string" calcext:value-type="string">
            <text:p>2017-08-04</text:p>
          </table:table-cell>
          <table:table-cell office:value-type="string" calcext:value-type="string">
            <text:p>S30721547414567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5.24" calcext:value-type="float">
            <text:p>-15.2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ICK-FIL-A #01856</text:p>
          </table:table-cell>
          <table:table-cell office:value-type="string" calcext:value-type="string">
            <text:p>PURCHASE AUTHORIZED ON 08/04 CHICK-FIL-A #01856 CHARLOTTESVIL VA S307216789541310 CARD 2686</text:p>
          </table:table-cell>
          <table:table-cell/>
          <table:table-cell office:value-type="string" calcext:value-type="string">
            <text:p>2017-08-07</text:p>
          </table:table-cell>
          <table:table-cell office:value-type="string" calcext:value-type="string">
            <text:p>S3072167895413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0.38" calcext:value-type="float">
            <text:p>-10.38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SQ *COFFEE BAR</text:p>
          </table:table-cell>
          <table:table-cell office:value-type="string" calcext:value-type="string">
            <text:p>PURCHASE AUTHORIZED ON 08/04 SQ *COFFEE BAR CHARLOTTESVIL VA S387216448926081 CARD 2686</text:p>
          </table:table-cell>
          <table:table-cell/>
          <table:table-cell office:value-type="string" calcext:value-type="string">
            <text:p>2017-08-07</text:p>
          </table:table-cell>
          <table:table-cell office:value-type="string" calcext:value-type="string">
            <text:p>S38721644892608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.41" calcext:value-type="float">
            <text:p>-15.4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TAILWIND CHO LLC</text:p>
          </table:table-cell>
          <table:table-cell office:value-type="string" calcext:value-type="string">
            <text:p>PURCHASE AUTHORIZED ON 08/05 TAILWIND CHO LLC CHARLOTTESVIL VA S587216840251968 CARD 2686</text:p>
          </table:table-cell>
          <table:table-cell/>
          <table:table-cell office:value-type="string" calcext:value-type="string">
            <text:p>2017-08-07</text:p>
          </table:table-cell>
          <table:table-cell office:value-type="string" calcext:value-type="string">
            <text:p>S58721684025196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8.75" calcext:value-type="float">
            <text:p>-8.7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EXXONMOBIL 9618</text:p>
          </table:table-cell>
          <table:table-cell office:value-type="string" calcext:value-type="string">
            <text:p>PURCHASE AUTHORIZED ON 08/06 EXXONMOBIL 9618 STURTEVANT WI S307218852825912 CARD 2686</text:p>
          </table:table-cell>
          <table:table-cell/>
          <table:table-cell office:value-type="string" calcext:value-type="string">
            <text:p>2017-08-08</text:p>
          </table:table-cell>
          <table:table-cell office:value-type="string" calcext:value-type="string">
            <text:p>S3072188528259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URTEVANT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2.95" calcext:value-type="float">
            <text:p>-42.9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PARKER JOHNS BBQ &amp;</text:p>
          </table:table-cell>
          <table:table-cell office:value-type="string" calcext:value-type="string">
            <text:p>PURCHASE AUTHORIZED ON 08/07 PARKER JOHNS BBQ &amp; SHEBOYGAN WI S307219698828519 CARD 2686</text:p>
          </table:table-cell>
          <table:table-cell/>
          <table:table-cell office:value-type="string" calcext:value-type="string">
            <text:p>2017-08-08</text:p>
          </table:table-cell>
          <table:table-cell office:value-type="string" calcext:value-type="string">
            <text:p>S30721969882851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HEBOYGAN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LBATROSS DRIVE IN</text:p>
          </table:table-cell>
          <table:table-cell office:value-type="string" calcext:value-type="string">
            <text:p>PURCHASE AUTHORIZED ON 08/08 ALBATROSS DRIVE IN WASHINGTON IS WI S387220660478654 CARD 2686</text:p>
          </table:table-cell>
          <table:table-cell/>
          <table:table-cell office:value-type="string" calcext:value-type="string">
            <text:p>2017-08-10</text:p>
          </table:table-cell>
          <table:table-cell office:value-type="string" calcext:value-type="string">
            <text:p>S38722066047865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SHINGTON IS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7.41" calcext:value-type="float">
            <text:p>-17.4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MANN'S STORE</text:p>
          </table:table-cell>
          <table:table-cell office:value-type="string" calcext:value-type="string">
            <text:p>PURCHASE AUTHORIZED ON 08/08 MANN'S STORE WASHINGTON IS WI S587220805267952 CARD 2686</text:p>
          </table:table-cell>
          <table:table-cell/>
          <table:table-cell office:value-type="string" calcext:value-type="string">
            <text:p>2017-08-10</text:p>
          </table:table-cell>
          <table:table-cell office:value-type="string" calcext:value-type="string">
            <text:p>S58722080526795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SHINGTON IS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3.5" calcext:value-type="float">
            <text:p>-33.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ALBATROSS DRIVE IN</text:p>
          </table:table-cell>
          <table:table-cell office:value-type="string" calcext:value-type="string">
            <text:p>PURCHASE AUTHORIZED ON 08/10 ALBATROSS DRIVE IN WASHINGTON IS WI S307222668214812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3072226682148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SHINGTON IS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3.29" calcext:value-type="float">
            <text:p>-13.2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RED CUP</text:p>
          </table:table-cell>
          <table:table-cell office:value-type="string" calcext:value-type="string">
            <text:p>PURCHASE AUTHORIZED ON 08/10 RED CUP WASHINGTON IS WI S387222519446066 CARD 2686</text:p>
          </table:table-cell>
          <table:table-cell/>
          <table:table-cell office:value-type="string" calcext:value-type="string">
            <text:p>2017-08-11</text:p>
          </table:table-cell>
          <table:table-cell office:value-type="string" calcext:value-type="string">
            <text:p>S38722251944606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SHINGTON IS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1.1" calcext:value-type="float">
            <text:p>-21.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RED CUP</text:p>
          </table:table-cell>
          <table:table-cell office:value-type="string" calcext:value-type="string">
            <text:p>PURCHASE AUTHORIZED ON 08/10 RED CUP WASHINGTON IS WI S387222569340901 CARD 2686</text:p>
          </table:table-cell>
          <table:table-cell/>
          <table:table-cell office:value-type="string" calcext:value-type="string">
            <text:p>2017-08-11</text:p>
          </table:table-cell>
          <table:table-cell office:value-type="string" calcext:value-type="string">
            <text:p>S3872225693409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SHINGTON IS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2.22" calcext:value-type="float">
            <text:p>-22.22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ULVER'S OF STURGE</text:p>
          </table:table-cell>
          <table:table-cell office:value-type="string" calcext:value-type="string">
            <text:p>PURCHASE AUTHORIZED ON 08/11 CULVER'S OF STURGE STURGEON BAY WI S307223740024690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3072237400246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URGEON BAY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3.66" calcext:value-type="float">
            <text:p>-13.6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ANISH MILL</text:p>
          </table:table-cell>
          <table:table-cell office:value-type="string" calcext:value-type="string">
            <text:p>PURCHASE AUTHORIZED ON 08/11 DANISH MILL WASHINGTON IS WI S467223621622780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4672236216227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SHINGTON IS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8.7" calcext:value-type="float">
            <text:p>-8.7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DANISH MILL</text:p>
          </table:table-cell>
          <table:table-cell office:value-type="string" calcext:value-type="string">
            <text:p>PURCHASE AUTHORIZED ON 08/11 DANISH MILL WASHINGTON IS WI S467223623810774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46722362381077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ASHINGTON IS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2.61" calcext:value-type="float">
            <text:p>-22.61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FARMERS MARKET2025</text:p>
          </table:table-cell>
          <table:table-cell office:value-type="string" calcext:value-type="string">
            <text:p>PURCHASE AUTHORIZED ON 08/12 FARMERS MARKET2025 CHICAGO IL S307225038141687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30722503814168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7.9" calcext:value-type="float">
            <text:p>-37.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JIMMY JOHNS - 1055</text:p>
          </table:table-cell>
          <table:table-cell office:value-type="string" calcext:value-type="string">
            <text:p>PURCHASE AUTHORIZED ON 08/12 JIMMY JOHNS - 1055 262-632-1800 WI S587224761269030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58722476126903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62-632-180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9.47" calcext:value-type="float">
            <text:p>-9.47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PIGGLY WIGGLY #116</text:p>
          </table:table-cell>
          <table:table-cell office:value-type="string" calcext:value-type="string">
            <text:p>PURCHASE AUTHORIZED ON 08/12 PIGGLY WIGGLY #116 SHEBOYGAN FAL WI S467224640036143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46722464003614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HEBOYGAN FAL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.75" calcext:value-type="float">
            <text:p>-11.7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IPOTLE 0798</text:p>
          </table:table-cell>
          <table:table-cell office:value-type="string" calcext:value-type="string">
            <text:p>PURCHASE AUTHORIZED ON 08/13 CHIPOTLE 0798 CHARLOTTESVIL VA S307225807126947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30722580712694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90" calcext:value-type="float">
            <text:p>-90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HVL ALB AIRPORT</text:p>
          </table:table-cell>
          <table:table-cell office:value-type="string" calcext:value-type="string">
            <text:p>PURCHASE AUTHORIZED ON 08/13 CHVL ALB AIRPORT CHARLOTTESVLE VA S387225159058783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3872251590587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9.45" calcext:value-type="float">
            <text:p>-19.4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HARRIS TEETER #017</text:p>
          </table:table-cell>
          <table:table-cell office:value-type="string" calcext:value-type="string">
            <text:p>PURCHASE AUTHORIZED ON 08/13 HARRIS TEETER #017 CHARLOTTESVIL VA S467225761121942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46722576112194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11.36" calcext:value-type="float">
            <text:p>-111.3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239</text:p>
          </table:table-cell>
          <table:table-cell office:value-type="string" calcext:value-type="string">
            <text:p>PURCHASE AUTHORIZED ON 08/13 KROGER #239 CHARLOTTSVILL VA S467225749772598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46722574977259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SVILL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PANERA BREAD #4427</text:p>
          </table:table-cell>
          <table:table-cell office:value-type="string" calcext:value-type="string">
            <text:p>PURCHASE AUTHORIZED ON 08/13 PANERA BREAD #4427 CHARLOTTESVIL VA S307225579449020 CARD 2686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S30722557944902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6.3" calcext:value-type="float">
            <text:p>-6.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MARTIN HARDWARE</text:p>
          </table:table-cell>
          <table:table-cell office:value-type="string" calcext:value-type="string">
            <text:p>PURCHASE AUTHORIZED ON 08/14 MARTIN HARDWARE CHARLOTTESVIL VA P00000000847422761 CARD 7300</text:p>
          </table:table-cell>
          <table:table-cell/>
          <table:table-cell office:value-type="string" calcext:value-type="string">
            <text:p>2017-08-14</text:p>
          </table:table-cell>
          <table:table-cell office:value-type="string" calcext:value-type="string">
            <text:p>P0000000084742276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8.44" calcext:value-type="float">
            <text:p>-18.44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CITIZEN BURGER BAR</text:p>
          </table:table-cell>
          <table:table-cell office:value-type="string" calcext:value-type="string">
            <text:p>PURCHASE AUTHORIZED ON 08/15 CITIZEN BURGER BAR CHARLOTTESVIL VA S307227610964508 CARD 2686</text:p>
          </table:table-cell>
          <table:table-cell/>
          <table:table-cell office:value-type="string" calcext:value-type="string">
            <text:p>2017-08-17</text:p>
          </table:table-cell>
          <table:table-cell office:value-type="string" calcext:value-type="string">
            <text:p>S30722761096450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5.17" calcext:value-type="float">
            <text:p>-15.1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J CREW FACTORY #10</text:p>
          </table:table-cell>
          <table:table-cell office:value-type="string" calcext:value-type="string">
            <text:p>PURCHASE AUTHORIZED ON 08/16 J CREW FACTORY #10 CHARLOTTESVLE VA S307228767334193 CARD 7300</text:p>
          </table:table-cell>
          <table:table-cell/>
          <table:table-cell office:value-type="string" calcext:value-type="string">
            <text:p>2017-08-17</text:p>
          </table:table-cell>
          <table:table-cell office:value-type="string" calcext:value-type="string">
            <text:p>S30722876733419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.59" calcext:value-type="float">
            <text:p>-11.59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ILWINS CHARLOTTES</text:p>
          </table:table-cell>
          <table:table-cell office:value-type="string" calcext:value-type="string">
            <text:p>PURCHASE AUTHORIZED ON 08/16 KILWINS CHARLOTTES CHARLOTTESVIL VA S307228012963458 CARD 2686</text:p>
          </table:table-cell>
          <table:table-cell/>
          <table:table-cell office:value-type="string" calcext:value-type="string">
            <text:p>2017-08-17</text:p>
          </table:table-cell>
          <table:table-cell office:value-type="string" calcext:value-type="string">
            <text:p>S30722801296345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8.47" calcext:value-type="float">
            <text:p>-8.4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HICK-FIL-A #01856</text:p>
          </table:table-cell>
          <table:table-cell office:value-type="string" calcext:value-type="string">
            <text:p>PURCHASE AUTHORIZED ON 08/18 CHICK-FIL-A #01856 CHARLOTTESVIL VA S587230564414176 CARD 7300</text:p>
          </table:table-cell>
          <table:table-cell/>
          <table:table-cell office:value-type="string" calcext:value-type="string">
            <text:p>2017-08-21</text:p>
          </table:table-cell>
          <table:table-cell office:value-type="string" calcext:value-type="string">
            <text:p>S58723056441417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0.47" calcext:value-type="float">
            <text:p>-20.4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COSTCO GAS #1184</text:p>
          </table:table-cell>
          <table:table-cell office:value-type="string" calcext:value-type="string">
            <text:p>PURCHASE AUTHORIZED ON 08/18 COSTCO GAS #1184 CHARLOTTESVIL VA S307230717244289 CARD 7300</text:p>
          </table:table-cell>
          <table:table-cell/>
          <table:table-cell office:value-type="string" calcext:value-type="string">
            <text:p>2017-08-21</text:p>
          </table:table-cell>
          <table:table-cell office:value-type="string" calcext:value-type="string">
            <text:p>S30723071724428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2.6" calcext:value-type="float">
            <text:p>-52.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LLBEAN-SHOPSATSTON</text:p>
          </table:table-cell>
          <table:table-cell office:value-type="string" calcext:value-type="string">
            <text:p>PURCHASE AUTHORIZED ON 08/18 LLBEAN-SHOPSATSTON CHARLOTTESVIL VA S307230731328848 CARD 7300</text:p>
          </table:table-cell>
          <table:table-cell/>
          <table:table-cell office:value-type="string" calcext:value-type="string">
            <text:p>2017-08-21</text:p>
          </table:table-cell>
          <table:table-cell office:value-type="string" calcext:value-type="string">
            <text:p>S30723073132884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.32" calcext:value-type="float">
            <text:p>-12.32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RADER JOE'S #661</text:p>
          </table:table-cell>
          <table:table-cell office:value-type="string" calcext:value-type="string">
            <text:p>PURCHASE AUTHORIZED ON 08/18 TRADER JOE'S #661 CHARLOTTESVIL VA S587230736979238 CARD 7300</text:p>
          </table:table-cell>
          <table:table-cell/>
          <table:table-cell office:value-type="string" calcext:value-type="string">
            <text:p>2017-08-21</text:p>
          </table:table-cell>
          <table:table-cell office:value-type="string" calcext:value-type="string">
            <text:p>S58723073697923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.76" calcext:value-type="float">
            <text:p>-2.7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string" calcext:value-type="string">
            <text:p>KROGER #359</text:p>
          </table:table-cell>
          <table:table-cell office:value-type="string" calcext:value-type="string">
            <text:p>PURCHASE AUTHORIZED ON 08/19 KROGER #359 CHARLOTTESVLE VA S387231741550291 CARD 2686</text:p>
          </table:table-cell>
          <table:table-cell/>
          <table:table-cell office:value-type="string" calcext:value-type="string">
            <text:p>2017-08-21</text:p>
          </table:table-cell>
          <table:table-cell office:value-type="string" calcext:value-type="string">
            <text:p>S38723174155029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LE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0.98" calcext:value-type="float">
            <text:p>-110.9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HARRIS TEETER #017</text:p>
          </table:table-cell>
          <table:table-cell office:value-type="string" calcext:value-type="string">
            <text:p>PURCHASE AUTHORIZED ON 08/20 HARRIS TEETER #017 CHARLOTTESVIL VA S307232802352906 CARD 7300</text:p>
          </table:table-cell>
          <table:table-cell/>
          <table:table-cell office:value-type="string" calcext:value-type="string">
            <text:p>2017-08-21</text:p>
          </table:table-cell>
          <table:table-cell office:value-type="string" calcext:value-type="string">
            <text:p>S30723280235290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84.21" calcext:value-type="float">
            <text:p>-84.2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MARSHALLS U.S. RTE. 29</text:p>
          </table:table-cell>
          <table:table-cell office:value-type="string" calcext:value-type="string">
            <text:p>PURCHASE AUTHORIZED ON 08/20 MARSHALLS U.S. RTE. 29 CHARLOTTESVIL VA P00000000544954369 CARD 7300</text:p>
          </table:table-cell>
          <table:table-cell/>
          <table:table-cell office:value-type="string" calcext:value-type="string">
            <text:p>2017-08-21</text:p>
          </table:table-cell>
          <table:table-cell office:value-type="string" calcext:value-type="string">
            <text:p>P000000005449543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68.43" calcext:value-type="float">
            <text:p>-68.43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VA ABC STORE 253</text:p>
          </table:table-cell>
          <table:table-cell office:value-type="string" calcext:value-type="string">
            <text:p>PURCHASE AUTHORIZED ON 08/20 VA ABC STORE 253 CHARLOTTESVIL VA S587232748025078 CARD 7300</text:p>
          </table:table-cell>
          <table:table-cell/>
          <table:table-cell office:value-type="string" calcext:value-type="string">
            <text:p>2017-08-21</text:p>
          </table:table-cell>
          <table:table-cell office:value-type="string" calcext:value-type="string">
            <text:p>S58723274802507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31" calcext:value-type="float">
            <text:p>6.31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MARSHALLS U.S. RTE. 29</text:p>
          </table:table-cell>
          <table:table-cell office:value-type="string" calcext:value-type="string">
            <text:p>PURCHASE RETURN AUTHORIZED ON 05/26 MARSHALLS U.S. RTE. 29 CHARLOTTESVIL VA P00000000750081651 CARD 7300</text:p>
          </table:table-cell>
          <table:table-cell/>
          <table:table-cell office:value-type="string" calcext:value-type="string">
            <text:p>2017-05-26</text:p>
          </table:table-cell>
          <table:table-cell office:value-type="string" calcext:value-type="string">
            <text:p>P0000000075008165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OLD NAVY US 6183</text:p>
          </table:table-cell>
          <table:table-cell office:value-type="string" calcext:value-type="string">
            <text:p>PURCHASE RETURN AUTHORIZED ON 05/26 OLD NAVY US 6183 CHARLOTTESVIL VA S627147549452005 CARD 7300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S62714754945200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6.84" calcext:value-type="float">
            <text:p>36.84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TARGET T- 312 Connor D</text:p>
          </table:table-cell>
          <table:table-cell office:value-type="string" calcext:value-type="string">
            <text:p>PURCHASE RETURN AUTHORIZED ON 06/30 TARGET T- 312 Connor D Charlottesvil VA P00000000855528821 CARD 7300</text:p>
          </table:table-cell>
          <table:table-cell/>
          <table:table-cell office:value-type="string" calcext:value-type="string">
            <text:p>2017-06-30</text:p>
          </table:table-cell>
          <table:table-cell office:value-type="string" calcext:value-type="string">
            <text:p>P0000000085552882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4.78" calcext:value-type="float">
            <text:p>134.7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MADEWELL #1254</text:p>
          </table:table-cell>
          <table:table-cell office:value-type="string" calcext:value-type="string">
            <text:p>PURCHASE RETURN AUTHORIZED ON 08/02 MADEWELL #1254 CHARLOTTESVIL VA S617215555094951 CARD 7300</text:p>
          </table:table-cell>
          <table:table-cell/>
          <table:table-cell office:value-type="string" calcext:value-type="string">
            <text:p>2017-08-03</text:p>
          </table:table-cell>
          <table:table-cell office:value-type="string" calcext:value-type="string">
            <text:p>S61721555509495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1.08" calcext:value-type="float">
            <text:p>81.08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string" calcext:value-type="string">
            <text:p>GREAT OUTDOOR PROV</text:p>
          </table:table-cell>
          <table:table-cell office:value-type="string" calcext:value-type="string">
            <text:p>PURCHASE RETURN AUTHORIZED ON 08/20 GREAT OUTDOOR PROV CHARLOTTSVILL VA S627233546116656 CARD 7300</text:p>
          </table:table-cell>
          <table:table-cell/>
          <table:table-cell office:value-type="string" calcext:value-type="string">
            <text:p>2017-08-21</text:p>
          </table:table-cell>
          <table:table-cell office:value-type="string" calcext:value-type="string">
            <text:p>S62723354611665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SVIL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0270G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901 EMMET STREET N</text:p>
          </table:table-cell>
          <table:table-cell office:value-type="string" calcext:value-type="string">
            <text:p>ATM WITHDRAWAL AUTHORIZED ON 06/17 901 EMMET STREET N CHARLOTTESVIL VA 0007329 ATM ID 0270G CARD 2686</text:p>
          </table:table-cell>
          <table:table-cell/>
          <table:table-cell office:value-type="string" calcext:value-type="string">
            <text:p>2017-06-19</text:p>
          </table:table-cell>
          <table:table-cell office:value-type="float" office:value="7329" calcext:value-type="float">
            <text:p>732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TM Withdraw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string" calcext:value-type="string">
            <text:p>0232P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123 E. MAIN ST</text:p>
          </table:table-cell>
          <table:table-cell office:value-type="string" calcext:value-type="string">
            <text:p>ATM WITHDRAWAL AUTHORIZED ON 08/19 123 E. MAIN ST CHARLOTTESVIL VA 0006534 ATM ID 0232P CARD 7300</text:p>
          </table:table-cell>
          <table:table-cell/>
          <table:table-cell office:value-type="string" calcext:value-type="string">
            <text:p>2017-08-21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LOTTESVIL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TM Withdrawa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51.72" calcext:value-type="float">
            <text:p>1051.72</text:p>
          </table:table-cell>
          <table:table-cell table:number-columns-repeated="3"/>
          <table:table-cell office:value-type="string" calcext:value-type="string">
            <text:p>VIRGINIA INSTITU <text:s/>NACK,ELIZABETH A</text:p>
          </table:table-cell>
          <table:table-cell office:value-type="string" calcext:value-type="string">
            <text:p>VIRGINIA INSTITU DIRECT DEP 170531 927303084065KJB NACK,ELIZABETH A</text:p>
          </table:table-cell>
          <table:table-cell/>
          <table:table-cell office:value-type="string" calcext:value-type="string">
            <text:p>2017-05-31</text:p>
          </table:table-cell>
          <table:table-cell office:value-type="string" calcext:value-type="string">
            <text:p>927303084065KJB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017-05-31 00:00:00</text:p>
          </table:table-cell>
          <table:table-cell/>
          <table:table-cell office:value-type="string" calcext:value-type="string">
            <text:p>Direct Deposi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51.73" calcext:value-type="float">
            <text:p>1051.73</text:p>
          </table:table-cell>
          <table:table-cell table:number-columns-repeated="3"/>
          <table:table-cell office:value-type="string" calcext:value-type="string">
            <text:p>VIRGINIA INSTITU <text:s/>NACK,ELIZABETH A</text:p>
          </table:table-cell>
          <table:table-cell office:value-type="string" calcext:value-type="string">
            <text:p>VIRGINIA INSTITU DIRECT DEP 170615 798064197682KJB NACK,ELIZABETH A</text:p>
          </table:table-cell>
          <table:table-cell/>
          <table:table-cell office:value-type="string" calcext:value-type="string">
            <text:p>2017-06-15</text:p>
          </table:table-cell>
          <table:table-cell office:value-type="string" calcext:value-type="string">
            <text:p>798064197682KJB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017-06-15 00:00:00</text:p>
          </table:table-cell>
          <table:table-cell/>
          <table:table-cell office:value-type="string" calcext:value-type="string">
            <text:p>Direct Deposit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51.72" calcext:value-type="float">
            <text:p>1051.72</text:p>
          </table:table-cell>
          <table:table-cell table:number-columns-repeated="3"/>
          <table:table-cell office:value-type="string" calcext:value-type="string">
            <text:p>VIRGINIA INSTITU <text:s/>NACK,ELIZABETH A</text:p>
          </table:table-cell>
          <table:table-cell office:value-type="string" calcext:value-type="string">
            <text:p>VIRGINIA INSTITU DIRECT DEP 170630 944703246586KJB NACK,ELIZABETH A</text:p>
          </table:table-cell>
          <table:table-cell/>
          <table:table-cell office:value-type="string" calcext:value-type="string">
            <text:p>2017-06-30</text:p>
          </table:table-cell>
          <table:table-cell office:value-type="string" calcext:value-type="string">
            <text:p>944703246586KJB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017-06-30 00:00:00</text:p>
          </table:table-cell>
          <table:table-cell/>
          <table:table-cell office:value-type="string" calcext:value-type="string">
            <text:p>Direct Deposit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79.94" calcext:value-type="float">
            <text:p>1079.94</text:p>
          </table:table-cell>
          <table:table-cell table:number-columns-repeated="3"/>
          <table:table-cell office:value-type="string" calcext:value-type="string">
            <text:p>VIRGINIA INSTITU <text:s/>NACK,ELIZABETH A</text:p>
          </table:table-cell>
          <table:table-cell office:value-type="string" calcext:value-type="string">
            <text:p>VIRGINIA INSTITU DIRECT DEP 170714 941803349213KJB NACK,ELIZABETH A</text:p>
          </table:table-cell>
          <table:table-cell/>
          <table:table-cell office:value-type="string" calcext:value-type="string">
            <text:p>2017-07-14</text:p>
          </table:table-cell>
          <table:table-cell office:value-type="string" calcext:value-type="string">
            <text:p>941803349213KJB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017-07-14 00:00:00</text:p>
          </table:table-cell>
          <table:table-cell/>
          <table:table-cell office:value-type="string" calcext:value-type="string">
            <text:p>Direct Deposit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79.95" calcext:value-type="float">
            <text:p>1079.95</text:p>
          </table:table-cell>
          <table:table-cell table:number-columns-repeated="3"/>
          <table:table-cell office:value-type="string" calcext:value-type="string">
            <text:p>VIRGINIA INSTITU <text:s/>NACK,ELIZABETH A</text:p>
          </table:table-cell>
          <table:table-cell office:value-type="string" calcext:value-type="string">
            <text:p>VIRGINIA INSTITU DIRECT DEP 170731 452530489733KJB NACK,ELIZABETH A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452530489733KJB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017-07-31 00:00:00</text:p>
          </table:table-cell>
          <table:table-cell/>
          <table:table-cell office:value-type="string" calcext:value-type="string">
            <text:p>Direct Deposit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79.95" calcext:value-type="float">
            <text:p>1079.95</text:p>
          </table:table-cell>
          <table:table-cell table:number-columns-repeated="3"/>
          <table:table-cell office:value-type="string" calcext:value-type="string">
            <text:p>VIRGINIA INSTITU <text:s/>NACK,ELIZABETH A</text:p>
          </table:table-cell>
          <table:table-cell office:value-type="string" calcext:value-type="string">
            <text:p>VIRGINIA INSTITU DIRECT DEP 170815 502043594828KJB NACK,ELIZABETH A</text:p>
          </table:table-cell>
          <table:table-cell/>
          <table:table-cell office:value-type="string" calcext:value-type="string">
            <text:p>2017-08-15</text:p>
          </table:table-cell>
          <table:table-cell office:value-type="string" calcext:value-type="string">
            <text:p>502043594828KJB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017-08-15 00:00:00</text:p>
          </table:table-cell>
          <table:table-cell/>
          <table:table-cell office:value-type="string" calcext:value-type="string">
            <text:p>Direct Depos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.53" calcext:value-type="float">
            <text:p>421.53</text:p>
          </table:table-cell>
          <table:table-cell/>
          <table:table-cell office:value-type="float" office:value="6110" calcext:value-type="float">
            <text:p>6110</text:p>
          </table:table-cell>
          <table:table-cell/>
          <table:table-cell office:value-type="string" calcext:value-type="string">
            <text:p>901 EMMET ST N</text:p>
          </table:table-cell>
          <table:table-cell office:value-type="string" calcext:value-type="string">
            <text:p>eDeposit in Branch/Store 06/23/17 05:20:07 PM 901 EMMET ST N CHARLOTTESVILLE VA 6110</text:p>
          </table:table-cell>
          <table:table-cell/>
          <table:table-cell office:value-type="string" calcext:value-type="string">
            <text:p>2017-06-23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2017-06-23 17:20:0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eDepos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0.48" calcext:value-type="float">
            <text:p>960.48</text:p>
          </table:table-cell>
          <table:table-cell/>
          <table:table-cell office:value-type="float" office:value="6110" calcext:value-type="float">
            <text:p>6110</text:p>
          </table:table-cell>
          <table:table-cell/>
          <table:table-cell office:value-type="string" calcext:value-type="string">
            <text:p>2100 IVY RD</text:p>
          </table:table-cell>
          <table:table-cell office:value-type="string" calcext:value-type="string">
            <text:p>eDeposit in Branch/Store 08/03/17 09:05:56 AM 2100 IVY RD CHARLOTTESVILLE VA 6110</text:p>
          </table:table-cell>
          <table:table-cell/>
          <table:table-cell office:value-type="string" calcext:value-type="string">
            <text:p>2017-08-03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2017-08-03 09:05:5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eDepos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8289" calcext:value-type="float">
            <text:p>8289</text:p>
          </table:table-cell>
          <table:table-cell/>
          <table:table-cell office:value-type="string" calcext:value-type="string">
            <text:p>ONLINE TRANSFER REF #IBECNPQ5H4 TO PLATINUM CARD XXXXXXXXXXXX8289 ON 07/29/17</text:p>
          </table:table-cell>
          <table:table-cell/>
          <table:table-cell office:value-type="string" calcext:value-type="string">
            <text:p>2017-07-31</text:p>
          </table:table-cell>
          <table:table-cell office:value-type="string" calcext:value-type="string">
            <text:p>#IBECNPQ5H4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017-07-29 00:00:00</text:p>
          </table:table-cell>
          <table:table-cell/>
          <table:table-cell office:value-type="string" calcext:value-type="string">
            <text:p>Transf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8.49" calcext:value-type="float">
            <text:p>-38.49</text:p>
          </table:table-cell>
          <table:table-cell table:number-columns-repeated="2"/>
          <table:table-cell office:value-type="float" office:value="8289" calcext:value-type="float">
            <text:p>8289</text:p>
          </table:table-cell>
          <table:table-cell/>
          <table:table-cell office:value-type="string" calcext:value-type="string">
            <text:p>ONLINE TRANSFER REF #IBENCNXX65 TO PLATINUM CARD XXXXXXXXXXXX8289 ON 05/30/17</text:p>
          </table:table-cell>
          <table:table-cell/>
          <table:table-cell office:value-type="string" calcext:value-type="string">
            <text:p>2017-05-30</text:p>
          </table:table-cell>
          <table:table-cell office:value-type="string" calcext:value-type="string">
            <text:p>#IBENCNXX65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017-05-30 00:00:00</text:p>
          </table:table-cell>
          <table:table-cell/>
          <table:table-cell office:value-type="string" calcext:value-type="string">
            <text:p>Transf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85.49" calcext:value-type="float">
            <text:p>-785.49</text:p>
          </table:table-cell>
          <table:table-cell table:number-columns-repeated="2"/>
          <table:table-cell office:value-type="float" office:value="8289" calcext:value-type="float">
            <text:p>8289</text:p>
          </table:table-cell>
          <table:table-cell/>
          <table:table-cell office:value-type="string" calcext:value-type="string">
            <text:p>ONLINE TRANSFER REF #IBEY2X5P5H TO PLATINUM CARD XXXXXXXXXXXX8289 ON 06/29/17</text:p>
          </table:table-cell>
          <table:table-cell/>
          <table:table-cell office:value-type="string" calcext:value-type="string">
            <text:p>2017-06-29</text:p>
          </table:table-cell>
          <table:table-cell office:value-type="string" calcext:value-type="string">
            <text:p>#IBEY2X5P5H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017-06-29 00:00:00</text:p>
          </table:table-cell>
          <table:table-cell/>
          <table:table-cell office:value-type="string" calcext:value-type="string">
            <text:p>Transf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31" meta:object-count="0"/>
    <meta:generator>LibreOffice/5.1.6.2$Linux_X86_64 LibreOffice_project/10m0$Build-2</meta:generator>
  </office:meta>
</office:document-meta>
</file>